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1449569"/>
    </style:style>
    <style:style style:name="P19" style:family="paragraph" style:parent-style-name="Table_20_Contents">
      <style:paragraph-properties fo:text-align="start" style:justify-single-word="false"/>
      <style:text-properties officeooo:paragraph-rsid="002a4180"/>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a2413" officeooo:paragraph-rsid="006a2413"/>
    </style:style>
    <style:style style:name="P27" style:family="paragraph" style:parent-style-name="Text_20_body">
      <style:paragraph-properties fo:text-align="start" style:justify-single-word="false"/>
      <style:text-properties officeooo:rsid="006a2413" officeooo:paragraph-rsid="006bf062"/>
    </style:style>
    <style:style style:name="P28" style:family="paragraph" style:parent-style-name="Text_20_body">
      <style:paragraph-properties fo:text-align="start" style:justify-single-word="false"/>
      <style:text-properties officeooo:rsid="00d5fc2e" officeooo:paragraph-rsid="00d5fc2e"/>
    </style:style>
    <style:style style:name="P29" style:family="paragraph" style:parent-style-name="Text_20_body">
      <style:paragraph-properties fo:text-align="start" style:justify-single-word="false"/>
      <style:text-properties officeooo:rsid="00de3571" officeooo:paragraph-rsid="00fc7fce"/>
    </style:style>
    <style:style style:name="P30" style:family="paragraph" style:parent-style-name="Text_20_body">
      <style:paragraph-properties fo:text-align="start" style:justify-single-word="false"/>
      <style:text-properties officeooo:rsid="00487cf1" officeooo:paragraph-rsid="00487cf1"/>
    </style:style>
    <style:style style:name="P31" style:family="paragraph" style:parent-style-name="Text_20_body">
      <style:paragraph-properties fo:text-align="start" style:justify-single-word="false"/>
      <style:text-properties officeooo:rsid="010d8c95" officeooo:paragraph-rsid="010d8c95"/>
    </style:style>
    <style:style style:name="P3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4" style:family="paragraph" style:parent-style-name="Text_20_body">
      <style:paragraph-properties fo:text-align="start" style:justify-single-word="false"/>
      <style:text-properties officeooo:rsid="00d1f63f" officeooo:paragraph-rsid="00d1f63f"/>
    </style:style>
    <style:style style:name="P35"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6"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7"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8"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9"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40" style:family="paragraph" style:parent-style-name="Text_20_body">
      <style:paragraph-properties fo:text-align="start" style:justify-single-word="false"/>
      <style:text-properties officeooo:rsid="004b21ad" officeooo:paragraph-rsid="004b21ad"/>
    </style:style>
    <style:style style:name="P41" style:family="paragraph" style:parent-style-name="Text_20_body">
      <style:paragraph-properties fo:text-align="start" style:justify-single-word="false"/>
      <style:text-properties officeooo:rsid="005e0ff6" officeooo:paragraph-rsid="005e0ff6"/>
    </style:style>
    <style:style style:name="P42" style:family="paragraph" style:parent-style-name="Text_20_body">
      <style:paragraph-properties fo:text-align="start" style:justify-single-word="false"/>
      <style:text-properties officeooo:rsid="005ec11f" officeooo:paragraph-rsid="005ec11f"/>
    </style:style>
    <style:style style:name="P43" style:family="paragraph" style:parent-style-name="Text_20_body">
      <style:text-properties officeooo:rsid="0072cd45"/>
    </style:style>
    <style:style style:name="P44" style:family="paragraph" style:parent-style-name="Text_20_body">
      <style:paragraph-properties fo:text-align="start" style:justify-single-word="false"/>
      <style:text-properties officeooo:rsid="0072cd45" officeooo:paragraph-rsid="007d1904"/>
    </style:style>
    <style:style style:name="P45" style:family="paragraph" style:parent-style-name="Text_20_body">
      <style:paragraph-properties fo:text-align="start" style:justify-single-word="false"/>
      <style:text-properties officeooo:rsid="00b6d4e9" officeooo:paragraph-rsid="00b6d4e9"/>
    </style:style>
    <style:style style:name="P46" style:family="paragraph" style:parent-style-name="Text_20_body">
      <style:paragraph-properties fo:text-align="start" style:justify-single-word="false"/>
      <style:text-properties officeooo:rsid="011057d1" officeooo:paragraph-rsid="011057d1"/>
    </style:style>
    <style:style style:name="P47" style:family="paragraph" style:parent-style-name="Text_20_body">
      <style:paragraph-properties fo:text-align="start" style:justify-single-word="false"/>
      <style:text-properties officeooo:rsid="0112fb55" officeooo:paragraph-rsid="0112fb55"/>
    </style:style>
    <style:style style:name="P48" style:family="paragraph" style:parent-style-name="Text_20_body">
      <style:paragraph-properties fo:text-align="start" style:justify-single-word="false"/>
      <style:text-properties officeooo:rsid="0116b07b" officeooo:paragraph-rsid="0116a773"/>
    </style:style>
    <style:style style:name="P49" style:family="paragraph" style:parent-style-name="Text_20_body">
      <style:paragraph-properties fo:text-align="start" style:justify-single-word="false"/>
      <style:text-properties officeooo:rsid="01151315" officeooo:paragraph-rsid="01151315"/>
    </style:style>
    <style:style style:name="P50" style:family="paragraph" style:parent-style-name="Text_20_body">
      <style:paragraph-properties fo:text-align="start" style:justify-single-word="false"/>
      <style:text-properties officeooo:rsid="01185949" officeooo:paragraph-rsid="01185949"/>
    </style:style>
    <style:style style:name="P51" style:family="paragraph" style:parent-style-name="Text_20_body">
      <style:paragraph-properties fo:text-align="start" style:justify-single-word="false"/>
      <style:text-properties officeooo:rsid="00e7accb" officeooo:paragraph-rsid="00ea97a3"/>
    </style:style>
    <style:style style:name="P52" style:family="paragraph" style:parent-style-name="Text_20_body">
      <style:paragraph-properties fo:text-align="start" style:justify-single-word="false"/>
      <style:text-properties officeooo:rsid="00ea97a3" officeooo:paragraph-rsid="00ea97a3"/>
    </style:style>
    <style:style style:name="P53" style:family="paragraph" style:parent-style-name="Text_20_body">
      <style:paragraph-properties fo:text-align="start" style:justify-single-word="false"/>
      <style:text-properties officeooo:rsid="009ecf42" officeooo:paragraph-rsid="009ecf42"/>
    </style:style>
    <style:style style:name="P54" style:family="paragraph" style:parent-style-name="Text_20_body">
      <style:paragraph-properties fo:text-align="start" style:justify-single-word="false"/>
      <style:text-properties officeooo:rsid="00805d05" officeooo:paragraph-rsid="00805d05"/>
    </style:style>
    <style:style style:name="P55" style:family="paragraph" style:parent-style-name="Text_20_body">
      <style:paragraph-properties fo:text-align="start" style:justify-single-word="false"/>
      <style:text-properties officeooo:rsid="00620aa9" officeooo:paragraph-rsid="00620aa9"/>
    </style:style>
    <style:style style:name="P56" style:family="paragraph" style:parent-style-name="Text_20_body">
      <style:paragraph-properties fo:text-align="start" style:justify-single-word="false"/>
      <style:text-properties officeooo:rsid="0131a845" officeooo:paragraph-rsid="0131a845"/>
    </style:style>
    <style:style style:name="P57" style:family="paragraph" style:parent-style-name="Text_20_body">
      <style:paragraph-properties fo:text-align="start" style:justify-single-word="false"/>
      <style:text-properties officeooo:rsid="01397eb0"/>
    </style:style>
    <style:style style:name="P58" style:family="paragraph" style:parent-style-name="Text_20_body">
      <style:paragraph-properties fo:text-align="start" style:justify-single-word="false"/>
      <style:text-properties officeooo:rsid="01397eb0" officeooo:paragraph-rsid="013d5c58"/>
    </style:style>
    <style:style style:name="P59" style:family="paragraph" style:parent-style-name="Text_20_body">
      <style:paragraph-properties fo:text-align="start" style:justify-single-word="false"/>
      <style:text-properties officeooo:rsid="013d5c58" officeooo:paragraph-rsid="0140f54a"/>
    </style:style>
    <style:style style:name="P60" style:family="paragraph" style:parent-style-name="Text_20_body">
      <style:paragraph-properties fo:text-align="start" style:justify-single-word="false"/>
      <style:text-properties officeooo:rsid="013d5c58" officeooo:paragraph-rsid="013d5c58"/>
    </style:style>
    <style:style style:name="P61" style:family="paragraph" style:parent-style-name="Text_20_body">
      <style:paragraph-properties fo:text-align="start" style:justify-single-word="false"/>
      <style:text-properties officeooo:rsid="00ed62e0" officeooo:paragraph-rsid="014dc11c"/>
    </style:style>
    <style:style style:name="P62" style:family="paragraph" style:parent-style-name="Text_20_body">
      <style:paragraph-properties fo:text-align="start" style:justify-single-word="false"/>
      <style:text-properties officeooo:rsid="01512cfe" officeooo:paragraph-rsid="01512cfe"/>
    </style:style>
    <style:style style:name="P63" style:family="paragraph" style:parent-style-name="Text_20_body">
      <style:paragraph-properties fo:text-align="start" style:justify-single-word="false"/>
      <style:text-properties style:text-position="0% 100%" officeooo:rsid="0156ea73" officeooo:paragraph-rsid="016f4451"/>
    </style:style>
    <style:style style:name="P64" style:family="paragraph" style:parent-style-name="Text_20_body">
      <style:paragraph-properties fo:text-align="start" style:justify-single-word="false"/>
      <style:text-properties style:text-position="0% 100%" officeooo:rsid="0156ea73" officeooo:paragraph-rsid="017cea89"/>
    </style:style>
    <style:style style:name="P65" style:family="paragraph" style:parent-style-name="Text_20_body">
      <style:paragraph-properties fo:text-align="start" style:justify-single-word="false"/>
      <style:text-properties style:text-position="0% 100%" officeooo:rsid="01572456" officeooo:paragraph-rsid="017f67a3"/>
    </style:style>
    <style:style style:name="P66" style:family="paragraph" style:parent-style-name="Text_20_body">
      <style:paragraph-properties fo:text-align="start" style:justify-single-word="false"/>
      <style:text-properties style:text-position="0% 100%" officeooo:rsid="017d0427" officeooo:paragraph-rsid="017d0427"/>
    </style:style>
    <style:style style:name="P67" style:family="paragraph" style:parent-style-name="Text_20_body">
      <style:paragraph-properties fo:text-align="start" style:justify-single-word="false"/>
      <style:text-properties style:text-position="0% 100%" officeooo:rsid="0182721c" officeooo:paragraph-rsid="0182721c"/>
    </style:style>
    <style:style style:name="P68" style:family="paragraph" style:parent-style-name="Text_20_body">
      <style:paragraph-properties fo:text-align="start" style:justify-single-word="false"/>
      <style:text-properties officeooo:rsid="0158cb99" officeooo:paragraph-rsid="0158cb99"/>
    </style:style>
    <style:style style:name="P69" style:family="paragraph" style:parent-style-name="Text_20_body">
      <style:paragraph-properties fo:text-align="start" style:justify-single-word="false"/>
      <style:text-properties officeooo:rsid="00eedea0" officeooo:paragraph-rsid="0165a5dd"/>
    </style:style>
    <style:style style:name="P70" style:family="paragraph" style:parent-style-name="Text_20_body">
      <style:paragraph-properties fo:text-align="start" style:justify-single-word="false"/>
      <style:text-properties officeooo:rsid="00aeea88" officeooo:paragraph-rsid="00aeea88"/>
    </style:style>
    <style:style style:name="P71" style:family="paragraph" style:parent-style-name="Text_20_body">
      <style:paragraph-properties fo:text-align="start" style:justify-single-word="false"/>
      <style:text-properties officeooo:rsid="0122cb3c" officeooo:paragraph-rsid="0122cb3c"/>
    </style:style>
    <style:style style:name="P72" style:family="paragraph" style:parent-style-name="Text_20_body">
      <style:paragraph-properties fo:text-align="start" style:justify-single-word="false"/>
      <style:text-properties officeooo:rsid="01895c3b" officeooo:paragraph-rsid="01895c3b"/>
    </style:style>
    <style:style style:name="P73" style:family="paragraph" style:parent-style-name="Text_20_body">
      <style:paragraph-properties fo:text-align="start" style:justify-single-word="false"/>
      <style:text-properties officeooo:rsid="018a0247" officeooo:paragraph-rsid="018a0247"/>
    </style:style>
    <style:style style:name="P74" style:family="paragraph" style:parent-style-name="Text_20_body">
      <style:paragraph-properties fo:text-align="start" style:justify-single-word="false"/>
      <style:text-properties officeooo:rsid="0067f35a" officeooo:paragraph-rsid="0067f35a"/>
    </style:style>
    <style:style style:name="P75" style:family="paragraph" style:parent-style-name="Text_20_body">
      <style:paragraph-properties fo:text-align="start" style:justify-single-word="false"/>
      <style:text-properties officeooo:rsid="018b5aa3" officeooo:paragraph-rsid="018b5aa3"/>
    </style:style>
    <style:style style:name="P76" style:family="paragraph" style:parent-style-name="Text_20_body">
      <style:paragraph-properties fo:text-align="start" style:justify-single-word="false"/>
      <style:text-properties officeooo:rsid="018d6da1" officeooo:paragraph-rsid="018d6da1"/>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0e3d7" officeooo:paragraph-rsid="0190e3d7"/>
    </style:style>
    <style:style style:name="P79" style:family="paragraph" style:parent-style-name="Text_20_body">
      <style:paragraph-properties fo:text-align="start" style:justify-single-word="false"/>
      <style:text-properties officeooo:rsid="01c0b668" officeooo:paragraph-rsid="01c0b668"/>
    </style:style>
    <style:style style:name="P80" style:family="paragraph" style:parent-style-name="Text_20_body">
      <style:paragraph-properties fo:text-align="start" style:justify-single-word="false"/>
      <style:text-properties officeooo:rsid="01d7ef5d" officeooo:paragraph-rsid="01d7ef5d"/>
    </style:style>
    <style:style style:name="P81" style:family="paragraph" style:parent-style-name="Text_20_body">
      <style:text-properties officeooo:rsid="01f89768" officeooo:paragraph-rsid="01f89768"/>
    </style:style>
    <style:style style:name="P82" style:family="paragraph" style:parent-style-name="Text_20_body">
      <style:text-properties officeooo:rsid="02013b4e" officeooo:paragraph-rsid="02013b4e"/>
    </style:style>
    <style:style style:name="P83" style:family="paragraph" style:parent-style-name="Subtitle">
      <style:text-properties officeooo:rsid="02013b4e" officeooo:paragraph-rsid="02013b4e"/>
    </style:style>
    <style:style style:name="P84" style:family="paragraph" style:parent-style-name="Text_20_body">
      <style:paragraph-properties fo:text-align="start" style:justify-single-word="false"/>
      <style:text-properties officeooo:rsid="02025bc0" officeooo:paragraph-rsid="02025bc0"/>
    </style:style>
    <style:style style:name="P85" style:family="paragraph" style:parent-style-name="Text_20_body">
      <style:text-properties officeooo:rsid="020ba268" officeooo:paragraph-rsid="020ba268"/>
    </style:style>
    <style:style style:name="P86" style:family="paragraph" style:parent-style-name="Text_20_body">
      <style:text-properties officeooo:rsid="0215bd71" officeooo:paragraph-rsid="0215bd71"/>
    </style:style>
    <style:style style:name="P87" style:family="paragraph" style:parent-style-name="Text_20_body">
      <style:text-properties officeooo:rsid="02114a48"/>
    </style:style>
    <style:style style:name="P88" style:family="paragraph" style:parent-style-name="Text_20_body">
      <style:text-properties style:font-name="monospace" officeooo:rsid="0217b315" officeooo:paragraph-rsid="0217b315"/>
    </style:style>
    <style:style style:name="P89" style:family="paragraph" style:parent-style-name="Text_20_body">
      <style:text-properties officeooo:rsid="021f92a5" officeooo:paragraph-rsid="021f92a5"/>
    </style:style>
    <style:style style:name="P90" style:family="paragraph" style:parent-style-name="Text_20_body">
      <style:paragraph-properties fo:margin-left="0.4925in" fo:margin-right="0in" fo:text-indent="0in" style:auto-text-indent="false"/>
      <style:text-properties officeooo:rsid="021f92a5" officeooo:paragraph-rsid="021f92a5"/>
    </style:style>
    <style:style style:name="P91" style:family="paragraph" style:parent-style-name="Text_20_body">
      <style:text-properties officeooo:rsid="0222914e" officeooo:paragraph-rsid="0222914e"/>
    </style:style>
    <style:style style:name="P92" style:family="paragraph" style:parent-style-name="Text_20_body">
      <style:paragraph-properties fo:margin-left="0.4925in" fo:margin-right="0in" fo:text-indent="0in" style:auto-text-indent="false"/>
      <style:text-properties officeooo:rsid="0222914e" officeooo:paragraph-rsid="0222914e"/>
    </style:style>
    <style:style style:name="P93" style:family="paragraph" style:parent-style-name="Text_20_body">
      <style:paragraph-properties fo:margin-left="0in" fo:margin-right="0in" fo:text-indent="0in" style:auto-text-indent="false"/>
      <style:text-properties officeooo:rsid="0222914e" officeooo:paragraph-rsid="0222914e"/>
    </style:style>
    <style:style style:name="P94" style:family="paragraph" style:parent-style-name="Text_20_body">
      <style:paragraph-properties fo:text-align="start" style:justify-single-word="false"/>
      <style:text-properties officeooo:rsid="01da944f" officeooo:paragraph-rsid="01df5c17"/>
    </style:style>
    <style:style style:name="P95" style:family="paragraph" style:parent-style-name="Text_20_body">
      <style:paragraph-properties fo:text-align="start" style:justify-single-word="false"/>
      <style:text-properties officeooo:rsid="00a72f73"/>
    </style:style>
    <style:style style:name="P96" style:family="paragraph" style:parent-style-name="Text_20_body">
      <style:paragraph-properties fo:text-align="start" style:justify-single-word="false"/>
      <style:text-properties officeooo:rsid="0196eae4" officeooo:paragraph-rsid="01a40745"/>
    </style:style>
    <style:style style:name="P97" style:family="paragraph" style:parent-style-name="Text_20_body">
      <style:paragraph-properties fo:text-align="start" style:justify-single-word="false"/>
      <style:text-properties officeooo:rsid="0237ce9b" officeooo:paragraph-rsid="00272ca0"/>
    </style:style>
    <style:style style:name="P98" style:family="paragraph" style:parent-style-name="Text_20_body">
      <style:text-properties officeooo:rsid="0237ce9b" officeooo:paragraph-rsid="0237ce9b"/>
    </style:style>
    <style:style style:name="P99" style:family="paragraph" style:parent-style-name="Text_20_body">
      <style:text-properties officeooo:rsid="023c93b0" officeooo:paragraph-rsid="023c93b0"/>
    </style:style>
    <style:style style:name="P100" style:family="paragraph" style:parent-style-name="Text_20_body">
      <style:text-properties officeooo:rsid="02499fd1" officeooo:paragraph-rsid="02499fd1"/>
    </style:style>
    <style:style style:name="P101" style:family="paragraph" style:parent-style-name="Text_20_body">
      <style:text-properties officeooo:rsid="025041f0" officeooo:paragraph-rsid="025041f0"/>
    </style:style>
    <style:style style:name="P102" style:family="paragraph" style:parent-style-name="Text_20_body">
      <style:text-properties officeooo:rsid="0254747c" officeooo:paragraph-rsid="0254747c"/>
    </style:style>
    <style:style style:name="P103" style:family="paragraph" style:parent-style-name="Text_20_body">
      <style:text-properties officeooo:rsid="0255f91c" officeooo:paragraph-rsid="0255f91c"/>
    </style:style>
    <style:style style:name="P104" style:family="paragraph" style:parent-style-name="Text_20_body">
      <style:text-properties officeooo:rsid="0258e65e" officeooo:paragraph-rsid="0258e65e"/>
    </style:style>
    <style:style style:name="P105" style:family="paragraph" style:parent-style-name="Text_20_body">
      <style:text-properties officeooo:paragraph-rsid="0258e65e"/>
    </style:style>
    <style:style style:name="P106" style:family="paragraph" style:parent-style-name="Text_20_body">
      <style:text-properties officeooo:rsid="025a7d9d" officeooo:paragraph-rsid="025a7d9d"/>
    </style:style>
    <style:style style:name="P107" style:family="paragraph" style:parent-style-name="Text_20_body">
      <style:text-properties officeooo:rsid="025ac3ec" officeooo:paragraph-rsid="025ac3ec"/>
    </style:style>
    <style:style style:name="P108" style:family="paragraph" style:parent-style-name="Text_20_body">
      <style:text-properties officeooo:rsid="026c38a0" officeooo:paragraph-rsid="026c38a0"/>
    </style:style>
    <style:style style:name="P109" style:family="paragraph" style:parent-style-name="Text_20_body">
      <style:text-properties officeooo:paragraph-rsid="025041f0"/>
    </style:style>
    <style:style style:name="P110" style:family="paragraph" style:parent-style-name="Text_20_body">
      <style:paragraph-properties fo:text-align="start" style:justify-single-word="false"/>
      <style:text-properties officeooo:rsid="0062b8a6" officeooo:paragraph-rsid="02731ff4"/>
    </style:style>
    <style:style style:name="P111" style:family="paragraph" style:parent-style-name="Text_20_body">
      <style:text-properties officeooo:rsid="027508c8" officeooo:paragraph-rsid="027508c8"/>
    </style:style>
    <style:style style:name="P112" style:family="paragraph" style:parent-style-name="Text_20_body">
      <style:text-properties officeooo:rsid="027b1cfb" officeooo:paragraph-rsid="027b1cfb"/>
    </style:style>
    <style:style style:name="P113" style:family="paragraph" style:parent-style-name="Text_20_body">
      <style:text-properties officeooo:rsid="0282d2bc" officeooo:paragraph-rsid="0282d2bc"/>
    </style:style>
    <style:style style:name="P114" style:family="paragraph" style:parent-style-name="Text_20_body">
      <style:text-properties officeooo:paragraph-rsid="0282d2bc"/>
    </style:style>
    <style:style style:name="P115" style:family="paragraph" style:parent-style-name="Text_20_body">
      <style:text-properties officeooo:paragraph-rsid="0260e200"/>
    </style:style>
    <style:style style:name="P116" style:family="paragraph" style:parent-style-name="Text_20_body">
      <style:text-properties officeooo:rsid="0287829e" officeooo:paragraph-rsid="0287829e"/>
    </style:style>
    <style:style style:name="P117" style:family="paragraph" style:parent-style-name="Title">
      <style:text-properties officeooo:rsid="0200d18a" officeooo:paragraph-rsid="0200d18a"/>
    </style:style>
    <style:style style:name="P118" style:family="paragraph" style:parent-style-name="Contents_20_1">
      <style:paragraph-properties>
        <style:tab-stops>
          <style:tab-stop style:position="6.9252in" style:type="right" style:leader-style="dotted" style:leader-text="."/>
        </style:tab-stops>
      </style:paragraph-properties>
    </style:style>
    <style:style style:name="P119" style:family="paragraph" style:parent-style-name="Contents_20_1">
      <style:paragraph-properties fo:break-before="page">
        <style:tab-stops>
          <style:tab-stop style:position="6.9252in" style:type="right" style:leader-style="dotted" style:leader-text="."/>
        </style:tab-stops>
      </style:paragraph-properties>
    </style:style>
    <style:style style:name="P120" style:family="paragraph" style:parent-style-name="Text_20_body">
      <style:paragraph-properties fo:text-align="start" style:justify-single-word="false"/>
      <style:text-properties officeooo:rsid="028d9d19" officeooo:paragraph-rsid="028d9d19"/>
    </style:style>
    <style:style style:name="P121" style:family="paragraph" style:parent-style-name="Text_20_body">
      <style:paragraph-properties fo:text-align="start" style:justify-single-word="false"/>
      <style:text-properties officeooo:rsid="0290c9dc" officeooo:paragraph-rsid="0290c9dc"/>
    </style:style>
    <style:style style:name="P122" style:family="paragraph" style:parent-style-name="Heading_20_1" style:list-style-name=""/>
    <style:style style:name="P123" style:family="paragraph" style:parent-style-name="Heading_20_1">
      <style:paragraph-properties fo:break-before="page"/>
    </style:style>
    <style:style style:name="P124" style:family="paragraph" style:parent-style-name="Heading_20_1">
      <style:paragraph-properties fo:break-before="page"/>
      <style:text-properties officeooo:rsid="0214f204" officeooo:paragraph-rsid="0214f204"/>
    </style:style>
    <style:style style:name="P125" style:family="paragraph" style:parent-style-name="Heading_20_1">
      <style:paragraph-properties fo:break-before="page"/>
      <style:text-properties officeooo:rsid="020ba268" officeooo:paragraph-rsid="020ba268"/>
    </style:style>
    <style:style style:name="P126" style:family="paragraph" style:parent-style-name="Heading_20_1">
      <style:paragraph-properties fo:break-before="page"/>
      <style:text-properties officeooo:rsid="02747469" officeooo:paragraph-rsid="02747469"/>
    </style:style>
    <style:style style:name="P127" style:family="paragraph" style:parent-style-name="Heading_20_1">
      <style:paragraph-properties fo:break-before="page"/>
      <style:text-properties officeooo:rsid="0237ce9b" officeooo:paragraph-rsid="0237ce9b"/>
    </style:style>
    <style:style style:name="P128" style:family="paragraph" style:parent-style-name="Heading_20_1">
      <style:paragraph-properties fo:break-before="page"/>
      <style:text-properties officeooo:rsid="0254747c" officeooo:paragraph-rsid="0254747c"/>
    </style:style>
    <style:style style:name="P129" style:family="paragraph" style:parent-style-name="Heading_20_1">
      <style:paragraph-properties fo:break-before="page"/>
      <style:text-properties officeooo:rsid="028d9d19" officeooo:paragraph-rsid="028d9d19"/>
    </style:style>
    <style:style style:name="P130" style:family="paragraph" style:parent-style-name="Heading_20_1">
      <style:paragraph-properties fo:break-before="page"/>
      <style:text-properties officeooo:rsid="025041f0" officeooo:paragraph-rsid="025041f0"/>
    </style:style>
    <style:style style:name="P131" style:family="paragraph" style:parent-style-name="Heading_20_1" style:list-style-name="">
      <style:paragraph-properties fo:break-before="page"/>
      <style:text-properties officeooo:rsid="02114a48" officeooo:paragraph-rsid="02114a48"/>
    </style:style>
    <style:style style:name="P132" style:family="paragraph" style:parent-style-name="Heading_20_1">
      <style:paragraph-properties fo:break-before="page"/>
      <style:text-properties officeooo:rsid="0258e65e" officeooo:paragraph-rsid="0258e65e"/>
    </style:style>
    <style:style style:name="P133" style:family="paragraph" style:parent-style-name="Heading_20_1">
      <style:paragraph-properties fo:break-before="page"/>
      <style:text-properties officeooo:rsid="01f69cb2" officeooo:paragraph-rsid="01f69cb2"/>
    </style:style>
    <style:style style:name="P134" style:family="paragraph" style:parent-style-name="Heading_20_1">
      <style:paragraph-properties fo:break-before="page"/>
      <style:text-properties officeooo:rsid="02499fd1" officeooo:paragraph-rsid="02499fd1"/>
    </style:style>
    <style:style style:name="P135" style:family="paragraph" style:parent-style-name="Heading_20_1">
      <style:paragraph-properties fo:break-before="page"/>
      <style:text-properties officeooo:rsid="0282d2bc" officeooo:paragraph-rsid="0282d2bc"/>
    </style:style>
    <style:style style:name="P136" style:family="paragraph" style:parent-style-name="Heading_20_1">
      <style:paragraph-properties fo:break-before="page"/>
      <style:text-properties officeooo:rsid="021f92a5" officeooo:paragraph-rsid="021f92a5"/>
    </style:style>
    <style:style style:name="P137" style:family="paragraph" style:parent-style-name="Text_20_body" style:list-style-name="L1">
      <style:paragraph-properties fo:text-align="start" style:justify-single-word="false"/>
    </style:style>
    <style:style style:name="P138" style:family="paragraph" style:parent-style-name="Text_20_body" style:list-style-name="L1">
      <style:paragraph-properties fo:text-align="start" style:justify-single-word="false"/>
      <style:text-properties officeooo:paragraph-rsid="02073959"/>
    </style:style>
    <style:style style:name="P139" style:family="paragraph" style:parent-style-name="Text_20_body" style:list-style-name="L1">
      <style:paragraph-properties fo:text-align="start" style:justify-single-word="false"/>
      <style:text-properties officeooo:paragraph-rsid="00c9d92f"/>
    </style:style>
    <style:style style:name="P140" style:family="paragraph" style:parent-style-name="Text_20_body" style:list-style-name="L2">
      <style:paragraph-properties fo:text-align="start" style:justify-single-word="false"/>
    </style:style>
    <style:style style:name="P141" style:family="paragraph" style:parent-style-name="Text_20_body" style:list-style-name="L6">
      <style:paragraph-properties fo:text-align="start" style:justify-single-word="false"/>
      <style:text-properties officeooo:paragraph-rsid="0043508b"/>
    </style:style>
    <style:style style:name="P142" style:family="paragraph" style:parent-style-name="Text_20_body" style:list-style-name="L6">
      <style:paragraph-properties fo:text-align="start" style:justify-single-word="false"/>
      <style:text-properties officeooo:paragraph-rsid="004289af"/>
    </style:style>
    <style:style style:name="P143" style:family="paragraph" style:parent-style-name="Text_20_body" style:list-style-name="L12">
      <style:paragraph-properties fo:text-align="start" style:justify-single-word="false"/>
    </style:style>
    <style:style style:name="P144" style:family="paragraph" style:parent-style-name="Text_20_body" style:list-style-name="L18">
      <style:paragraph-properties fo:text-align="start" style:justify-single-word="false"/>
      <style:text-properties officeooo:paragraph-rsid="0183ae4a"/>
    </style:style>
    <style:style style:name="P145" style:family="paragraph" style:parent-style-name="Text_20_body" style:list-style-name="L23">
      <style:paragraph-properties fo:text-align="start" style:justify-single-word="false"/>
    </style:style>
    <style:style style:name="P146" style:family="paragraph" style:parent-style-name="Text_20_body" style:list-style-name="L3">
      <style:text-properties officeooo:rsid="0216ad3d" officeooo:paragraph-rsid="0216ad3d"/>
    </style:style>
    <style:style style:name="P147" style:family="paragraph" style:parent-style-name="Text_20_body" style:list-style-name="L3">
      <style:text-properties officeooo:rsid="0216ad3d" officeooo:paragraph-rsid="021a54dd"/>
    </style:style>
    <style:style style:name="P148" style:family="paragraph" style:parent-style-name="Text_20_body" style:list-style-name="L3">
      <style:text-properties officeooo:rsid="0217b315" officeooo:paragraph-rsid="0217b315"/>
    </style:style>
    <style:style style:name="P149" style:family="paragraph" style:parent-style-name="Text_20_body" style:list-style-name="L4">
      <style:text-properties officeooo:rsid="027508c8" officeooo:paragraph-rsid="027508c8"/>
    </style:style>
    <style:style style:name="P150" style:family="paragraph" style:parent-style-name="Text_20_body" style:list-style-name="L5">
      <style:text-properties officeooo:rsid="027508c8" officeooo:paragraph-rsid="027508c8"/>
    </style:style>
    <style:style style:name="P151" style:family="paragraph" style:parent-style-name="Text_20_body" style:list-style-name="L4">
      <style:text-properties officeooo:rsid="0276d2dd" officeooo:paragraph-rsid="0276d2dd"/>
    </style:style>
    <style:style style:name="P152" style:family="paragraph" style:parent-style-name="Text_20_body" style:list-style-name="L4">
      <style:text-properties officeooo:rsid="027ea8da" officeooo:paragraph-rsid="027ea8da"/>
    </style:style>
    <style:style style:name="P153" style:family="paragraph" style:parent-style-name="Text_20_body" style:list-style-name="L4">
      <style:text-properties officeooo:rsid="0277a638" officeooo:paragraph-rsid="0277a638"/>
    </style:style>
    <style:style style:name="P154" style:family="paragraph" style:parent-style-name="Text_20_body" style:list-style-name="L5">
      <style:text-properties officeooo:rsid="0278fd26" officeooo:paragraph-rsid="0278fd26"/>
    </style:style>
    <style:style style:name="P155" style:family="paragraph" style:parent-style-name="Text_20_body" style:list-style-name="L5">
      <style:text-properties officeooo:rsid="02797caa" officeooo:paragraph-rsid="02797caa"/>
    </style:style>
    <style:style style:name="P156" style:family="paragraph" style:parent-style-name="Text_20_body" style:list-style-name="L5">
      <style:text-properties officeooo:rsid="027aa6b7" officeooo:paragraph-rsid="027aa6b7"/>
    </style:style>
    <style:style style:name="P157" style:family="paragraph" style:parent-style-name="Text_20_body" style:list-style-name="L5">
      <style:text-properties officeooo:rsid="0278784f" officeooo:paragraph-rsid="0278784f"/>
    </style:style>
    <style:style style:name="P158" style:family="paragraph" style:parent-style-name="Text_20_body" style:list-style-name="L7">
      <style:paragraph-properties fo:text-align="start" style:justify-single-word="false"/>
      <style:text-properties officeooo:rsid="00487cf1" officeooo:paragraph-rsid="00487cf1"/>
    </style:style>
    <style:style style:name="P159" style:family="paragraph" style:parent-style-name="Text_20_body" style:list-style-name="L8">
      <style:paragraph-properties fo:text-align="start" style:justify-single-word="false"/>
      <style:text-properties officeooo:rsid="004b3c1a" officeooo:paragraph-rsid="004b3c1a"/>
    </style:style>
    <style:style style:name="P160" style:family="paragraph" style:parent-style-name="Text_20_body" style:list-style-name="L8">
      <style:paragraph-properties fo:text-align="start" style:justify-single-word="false"/>
      <style:text-properties officeooo:rsid="004df307" officeooo:paragraph-rsid="004df307"/>
    </style:style>
    <style:style style:name="P161" style:family="paragraph" style:parent-style-name="Text_20_body" style:list-style-name="L9"/>
    <style:style style:name="P162" style:family="paragraph" style:parent-style-name="Text_20_body" style:list-style-name="L9">
      <style:text-properties officeooo:paragraph-rsid="000fc9db"/>
    </style:style>
    <style:style style:name="P163" style:family="paragraph" style:parent-style-name="Text_20_body" style:list-style-name="L10">
      <style:text-properties officeooo:rsid="0237ce9b" officeooo:paragraph-rsid="0237ce9b"/>
    </style:style>
    <style:style style:name="P164" style:family="paragraph" style:parent-style-name="Text_20_body" style:list-style-name="L10">
      <style:text-properties officeooo:rsid="0238ba45" officeooo:paragraph-rsid="0238ba45"/>
    </style:style>
    <style:style style:name="P165" style:family="paragraph" style:parent-style-name="Text_20_body" style:list-style-name="L10">
      <style:text-properties officeooo:rsid="0239e7ed" officeooo:paragraph-rsid="0239e7ed"/>
    </style:style>
    <style:style style:name="P166" style:family="paragraph" style:parent-style-name="Text_20_body" style:list-style-name="L10">
      <style:text-properties officeooo:rsid="023ba637" officeooo:paragraph-rsid="023ba637"/>
    </style:style>
    <style:style style:name="P167" style:family="paragraph" style:parent-style-name="Text_20_body" style:list-style-name="L10">
      <style:text-properties officeooo:rsid="023c93b0" officeooo:paragraph-rsid="023c93b0"/>
    </style:style>
    <style:style style:name="P168" style:family="paragraph" style:parent-style-name="Text_20_body" style:list-style-name="L10">
      <style:text-properties officeooo:rsid="024119ed" officeooo:paragraph-rsid="024119ed"/>
    </style:style>
    <style:style style:name="P169" style:family="paragraph" style:parent-style-name="Text_20_body" style:list-style-name="L11">
      <style:text-properties officeooo:rsid="0255f91c" officeooo:paragraph-rsid="0255f91c"/>
    </style:style>
    <style:style style:name="P170" style:family="paragraph" style:parent-style-name="Text_20_body" style:list-style-name="L11">
      <style:text-properties officeooo:rsid="0256bf15" officeooo:paragraph-rsid="0256bf15"/>
    </style:style>
    <style:style style:name="P171" style:family="paragraph" style:parent-style-name="Text_20_body" style:list-style-name="L13">
      <style:paragraph-properties fo:text-align="start" style:justify-single-word="false"/>
      <style:text-properties officeooo:rsid="028d9d19" officeooo:paragraph-rsid="028d9d19"/>
    </style:style>
    <style:style style:name="P172" style:family="paragraph" style:parent-style-name="Text_20_body" style:list-style-name="L13">
      <style:paragraph-properties fo:text-align="start" style:justify-single-word="false"/>
      <style:text-properties officeooo:rsid="0290c9dc" officeooo:paragraph-rsid="0290c9dc"/>
    </style:style>
    <style:style style:name="P173" style:family="paragraph" style:parent-style-name="Text_20_body" style:list-style-name="L14">
      <style:paragraph-properties fo:text-align="start" style:justify-single-word="false"/>
      <style:text-properties officeooo:rsid="0290c9dc" officeooo:paragraph-rsid="0290c9dc"/>
    </style:style>
    <style:style style:name="P174" style:family="paragraph" style:parent-style-name="Text_20_body" style:list-style-name="L14">
      <style:paragraph-properties fo:text-align="start" style:justify-single-word="false"/>
      <style:text-properties officeooo:rsid="0298be2a" officeooo:paragraph-rsid="02a756fe"/>
    </style:style>
    <style:style style:name="P175" style:family="paragraph" style:parent-style-name="Text_20_body" style:list-style-name="L15">
      <style:paragraph-properties fo:text-align="start" style:justify-single-word="false"/>
      <style:text-properties officeooo:rsid="010d8c95" officeooo:paragraph-rsid="010d8c95"/>
    </style:style>
    <style:style style:name="P176" style:family="paragraph" style:parent-style-name="Text_20_body" style:list-style-name="L16">
      <style:paragraph-properties fo:text-align="start" style:justify-single-word="false"/>
      <style:text-properties officeooo:rsid="015b6a08" officeooo:paragraph-rsid="015b6a08"/>
    </style:style>
    <style:style style:name="P177" style:family="paragraph" style:parent-style-name="Text_20_body" style:list-style-name="L16">
      <style:paragraph-properties fo:text-align="start" style:justify-single-word="false"/>
      <style:text-properties style:text-position="0% 100%" officeooo:rsid="015c0fb1" officeooo:paragraph-rsid="015c0fb1"/>
    </style:style>
    <style:style style:name="P178" style:family="paragraph" style:parent-style-name="Text_20_body" style:list-style-name="L16">
      <style:paragraph-properties fo:text-align="start" style:justify-single-word="false"/>
      <style:text-properties style:text-position="0% 100%" officeooo:rsid="015fcbaa" officeooo:paragraph-rsid="015fcbaa"/>
    </style:style>
    <style:style style:name="P179" style:family="paragraph" style:parent-style-name="Text_20_body" style:list-style-name="L17">
      <style:paragraph-properties fo:text-align="start" style:justify-single-word="false"/>
      <style:text-properties style:text-position="0% 100%" officeooo:rsid="0156ea73" officeooo:paragraph-rsid="0156ea73"/>
    </style:style>
    <style:style style:name="P180" style:family="paragraph" style:parent-style-name="Text_20_body" style:list-style-name="L17">
      <style:paragraph-properties fo:text-align="start" style:justify-single-word="false"/>
      <style:text-properties style:text-position="0% 100%" officeooo:rsid="01572456" officeooo:paragraph-rsid="01572456"/>
    </style:style>
    <style:style style:name="P181" style:family="paragraph" style:parent-style-name="Text_20_body" style:list-style-name="L17">
      <style:paragraph-properties fo:text-align="start" style:justify-single-word="false"/>
      <style:text-properties style:text-position="0% 100%" officeooo:rsid="01572456" officeooo:paragraph-rsid="016cbe95"/>
    </style:style>
    <style:style style:name="P182" style:family="paragraph" style:parent-style-name="Text_20_body" style:list-style-name="L17">
      <style:paragraph-properties fo:text-align="start" style:justify-single-word="false"/>
      <style:text-properties style:text-position="0% 100%" officeooo:rsid="01572456" officeooo:paragraph-rsid="01576b75"/>
    </style:style>
    <style:style style:name="P183" style:family="paragraph" style:parent-style-name="Text_20_body" style:list-style-name="L19">
      <style:paragraph-properties fo:text-align="start" style:justify-single-word="false"/>
      <style:text-properties style:text-position="0% 100%" officeooo:rsid="01572456" officeooo:paragraph-rsid="017f67a3"/>
    </style:style>
    <style:style style:name="P184" style:family="paragraph" style:parent-style-name="Text_20_body" style:list-style-name="L19">
      <style:paragraph-properties fo:text-align="start" style:justify-single-word="false"/>
      <style:text-properties style:text-position="0% 100%" officeooo:rsid="017d0427" officeooo:paragraph-rsid="017d0427"/>
    </style:style>
    <style:style style:name="P185" style:family="paragraph" style:parent-style-name="Text_20_body" style:list-style-name="L16">
      <style:paragraph-properties fo:text-align="start" style:justify-single-word="false"/>
      <style:text-properties officeooo:rsid="015ca488" officeooo:paragraph-rsid="015ca488"/>
    </style:style>
    <style:style style:name="P186" style:family="paragraph" style:parent-style-name="Text_20_body" style:list-style-name="L16">
      <style:paragraph-properties fo:text-align="start" style:justify-single-word="false"/>
      <style:text-properties officeooo:rsid="015dedb1" officeooo:paragraph-rsid="015dedb1"/>
    </style:style>
    <style:style style:name="P187" style:family="paragraph" style:parent-style-name="Text_20_body" style:list-style-name="L16">
      <style:paragraph-properties fo:text-align="start" style:justify-single-word="false"/>
      <style:text-properties officeooo:rsid="015fcbaa" officeooo:paragraph-rsid="015fcbaa"/>
    </style:style>
    <style:style style:name="P188" style:family="paragraph" style:parent-style-name="Text_20_body" style:list-style-name="L16">
      <style:paragraph-properties fo:text-align="start" style:justify-single-word="false"/>
      <style:text-properties officeooo:rsid="01606274" officeooo:paragraph-rsid="01687abe"/>
    </style:style>
    <style:style style:name="P189" style:family="paragraph" style:parent-style-name="Text_20_body" style:list-style-name="">
      <style:text-properties officeooo:rsid="02114a48" officeooo:paragraph-rsid="02114a48"/>
    </style:style>
    <style:style style:name="P190" style:family="paragraph" style:parent-style-name="Text_20_body" style:list-style-name="L20">
      <style:text-properties officeooo:paragraph-rsid="01f89768"/>
    </style:style>
    <style:style style:name="P191" style:family="paragraph" style:parent-style-name="Text_20_body" style:list-style-name="L20">
      <style:text-properties officeooo:rsid="01fa3f9f" officeooo:paragraph-rsid="01fa3f9f"/>
    </style:style>
    <style:style style:name="P192" style:family="paragraph" style:parent-style-name="Text_20_body" style:list-style-name="L20">
      <style:text-properties officeooo:rsid="021f71de" officeooo:paragraph-rsid="021f71de"/>
    </style:style>
    <style:style style:name="P193" style:family="paragraph" style:parent-style-name="Text_20_body" style:list-style-name="L20">
      <style:text-properties officeooo:rsid="01fa64e9" officeooo:paragraph-rsid="01fa64e9"/>
    </style:style>
    <style:style style:name="P194" style:family="paragraph" style:parent-style-name="Text_20_body" style:list-style-name="L21">
      <style:text-properties officeooo:rsid="0282d2bc" officeooo:paragraph-rsid="0282d2bc"/>
    </style:style>
    <style:style style:name="P195" style:family="paragraph" style:parent-style-name="Text_20_body" style:list-style-name="L22"/>
    <style:style style:name="P196" style:family="paragraph" style:parent-style-name="Text_20_body" style:list-style-name="L22">
      <style:paragraph-properties fo:margin-top="0in" fo:margin-bottom="0in" style:contextual-spacing="false"/>
    </style:style>
    <style:style style:name="P197" style:family="paragraph" style:parent-style-name="Text_20_body" style:list-style-name="L24">
      <style:paragraph-properties fo:text-align="start" style:justify-single-word="false"/>
      <style:text-properties officeooo:rsid="00810387" officeooo:paragraph-rsid="00810387"/>
    </style:style>
    <style:style style:name="P198" style:family="paragraph" style:parent-style-name="Text_20_body" style:list-style-name="L24">
      <style:paragraph-properties fo:text-align="start" style:justify-single-word="false"/>
      <style:text-properties officeooo:rsid="0082d089" officeooo:paragraph-rsid="0082d089"/>
    </style:style>
    <style:style style:name="P199" style:family="paragraph" style:parent-style-name="Text_20_body" style:list-style-name="L24">
      <style:paragraph-properties fo:text-align="start" style:justify-single-word="false"/>
      <style:text-properties fo:font-style="normal" officeooo:rsid="0083254e" officeooo:paragraph-rsid="0083254e" style:font-style-asian="normal" style:font-style-complex="normal"/>
    </style:style>
    <style:style style:name="P200" style:family="paragraph" style:parent-style-name="Text_20_body" style:list-style-name="L25">
      <style:paragraph-properties fo:text-align="start" style:justify-single-word="false"/>
      <style:text-properties fo:font-style="normal" officeooo:rsid="0083254e" officeooo:paragraph-rsid="00887781" style:font-style-asian="normal" style:font-style-complex="normal"/>
    </style:style>
    <style:style style:name="P201" style:family="paragraph" style:parent-style-name="Text_20_body" style:list-style-name="L24">
      <style:paragraph-properties fo:text-align="start" style:justify-single-word="false"/>
      <style:text-properties officeooo:rsid="0083254e" officeooo:paragraph-rsid="0083254e"/>
    </style:style>
    <style:style style:name="P202" style:family="paragraph" style:parent-style-name="Text_20_body" style:list-style-name="L25">
      <style:paragraph-properties fo:text-align="start" style:justify-single-word="false"/>
      <style:text-properties officeooo:rsid="0083254e" officeooo:paragraph-rsid="00887781"/>
    </style:style>
    <style:style style:name="P203" style:family="paragraph" style:parent-style-name="Text_20_body" style:list-style-name="L24">
      <style:paragraph-properties fo:text-align="start" style:justify-single-word="false"/>
      <style:text-properties officeooo:rsid="0086892f" officeooo:paragraph-rsid="008b4d44"/>
    </style:style>
    <style:style style:name="P204" style:family="paragraph" style:parent-style-name="Text_20_body" style:list-style-name="L25">
      <style:paragraph-properties fo:text-align="start" style:justify-single-word="false"/>
      <style:text-properties officeooo:rsid="00887781" officeooo:paragraph-rsid="00887781"/>
    </style:style>
    <style:style style:name="P205" style:family="paragraph" style:parent-style-name="Text_20_body" style:list-style-name="L25">
      <style:paragraph-properties fo:text-align="start" style:justify-single-word="false"/>
      <style:text-properties officeooo:rsid="008e719e" officeooo:paragraph-rsid="008e719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per 58%"/>
    </style:style>
    <style:style style:name="T16" style:family="text">
      <style:text-properties style:text-position="-33% 80%"/>
    </style:style>
    <style:style style:name="T17" style:family="text">
      <style:text-properties style:text-position="33% 80%"/>
    </style:style>
    <style:style style:name="T18" style:family="text">
      <style:text-properties officeooo:rsid="004c1d15"/>
    </style:style>
    <style:style style:name="T19" style:family="text">
      <style:text-properties officeooo:rsid="004df307"/>
    </style:style>
    <style:style style:name="T20" style:family="text">
      <style:text-properties officeooo:rsid="004e403d"/>
    </style:style>
    <style:style style:name="T21" style:family="text">
      <style:text-properties officeooo:rsid="004fe8dd"/>
    </style:style>
    <style:style style:name="T22" style:family="text">
      <style:text-properties officeooo:rsid="00516855"/>
    </style:style>
    <style:style style:name="T23" style:family="text">
      <style:text-properties officeooo:rsid="0055c2c7"/>
    </style:style>
    <style:style style:name="T24" style:family="text">
      <style:text-properties officeooo:rsid="0056fae3"/>
    </style:style>
    <style:style style:name="T25" style:family="text">
      <style:text-properties officeooo:rsid="0058ac88"/>
    </style:style>
    <style:style style:name="T26" style:family="text">
      <style:text-properties officeooo:rsid="005b68c8"/>
    </style:style>
    <style:style style:name="T27" style:family="text">
      <style:text-properties officeooo:rsid="005d2f0b"/>
    </style:style>
    <style:style style:name="T28" style:family="text">
      <style:text-properties officeooo:rsid="00606b02"/>
    </style:style>
    <style:style style:name="T29" style:family="text">
      <style:text-properties officeooo:rsid="0060b70d"/>
    </style:style>
    <style:style style:name="T30" style:family="text">
      <style:text-properties officeooo:rsid="0060c1de"/>
    </style:style>
    <style:style style:name="T31" style:family="text">
      <style:text-properties officeooo:rsid="0061085e"/>
    </style:style>
    <style:style style:name="T32" style:family="text">
      <style:text-properties officeooo:rsid="00735c19"/>
    </style:style>
    <style:style style:name="T33" style:family="text">
      <style:text-properties officeooo:rsid="00763df0"/>
    </style:style>
    <style:style style:name="T34" style:family="text">
      <style:text-properties officeooo:rsid="00788108"/>
    </style:style>
    <style:style style:name="T35" style:family="text">
      <style:text-properties officeooo:rsid="007d1904"/>
    </style:style>
    <style:style style:name="T36" style:family="text">
      <style:text-properties officeooo:rsid="007e94db"/>
    </style:style>
    <style:style style:name="T37" style:family="text">
      <style:text-properties officeooo:rsid="0083254e"/>
    </style:style>
    <style:style style:name="T38" style:family="text">
      <style:text-properties fo:font-style="italic" style:font-style-asian="italic" style:font-style-complex="italic"/>
    </style:style>
    <style:style style:name="T39" style:family="text">
      <style:text-properties fo:font-style="italic" officeooo:rsid="0083254e" style:font-style-asian="italic" style:font-style-complex="italic"/>
    </style:style>
    <style:style style:name="T40" style:family="text">
      <style:text-properties fo:font-style="italic" officeooo:rsid="0087713f" style:font-style-asian="italic" style:font-style-complex="italic"/>
    </style:style>
    <style:style style:name="T41" style:family="text">
      <style:text-properties fo:font-style="italic" officeooo:rsid="0086892f" style:font-style-asian="italic" style:font-style-complex="italic"/>
    </style:style>
    <style:style style:name="T42" style:family="text">
      <style:text-properties fo:font-style="italic" officeooo:rsid="00899d70" style:font-style-asian="italic" style:font-style-complex="italic"/>
    </style:style>
    <style:style style:name="T43" style:family="text">
      <style:text-properties fo:font-style="italic" officeooo:rsid="008b4d44" style:font-style-asian="italic" style:font-style-complex="italic"/>
    </style:style>
    <style:style style:name="T44" style:family="text">
      <style:text-properties fo:font-style="italic" officeooo:rsid="008d03e4" style:font-style-asian="italic" style:font-style-complex="italic"/>
    </style:style>
    <style:style style:name="T45" style:family="text">
      <style:text-properties fo:font-style="italic" officeooo:rsid="00909a3b"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83254e" style:font-style-asian="normal" style:font-style-complex="normal"/>
    </style:style>
    <style:style style:name="T48" style:family="text">
      <style:text-properties fo:font-style="normal" officeooo:rsid="0087713f" style:font-style-asian="normal" style:font-style-complex="normal"/>
    </style:style>
    <style:style style:name="T49" style:family="text">
      <style:text-properties fo:font-style="normal" officeooo:rsid="0086892f" style:font-style-asian="normal" style:font-style-complex="normal"/>
    </style:style>
    <style:style style:name="T50" style:family="text">
      <style:text-properties fo:font-style="normal" officeooo:rsid="0084b092" style:font-style-asian="normal" style:font-style-complex="normal"/>
    </style:style>
    <style:style style:name="T51" style:family="text">
      <style:text-properties fo:font-style="normal" officeooo:rsid="00899d70" style:font-style-asian="normal" style:font-style-complex="normal"/>
    </style:style>
    <style:style style:name="T52" style:family="text">
      <style:text-properties fo:font-style="normal" officeooo:rsid="008b4d44" style:font-style-asian="normal" style:font-style-complex="normal"/>
    </style:style>
    <style:style style:name="T53" style:family="text">
      <style:text-properties fo:font-style="normal" officeooo:rsid="008d03e4" style:font-style-asian="normal" style:font-style-complex="normal"/>
    </style:style>
    <style:style style:name="T54" style:family="text">
      <style:text-properties fo:font-style="normal" officeooo:rsid="008f06f6" style:font-style-asian="normal" style:font-style-complex="normal"/>
    </style:style>
    <style:style style:name="T55" style:family="text">
      <style:text-properties fo:font-style="normal" officeooo:rsid="008ff7e0" style:font-style-asian="normal" style:font-style-complex="normal"/>
    </style:style>
    <style:style style:name="T56" style:family="text">
      <style:text-properties fo:font-style="normal" officeooo:rsid="00909a3b" style:font-style-asian="normal" style:font-style-complex="normal"/>
    </style:style>
    <style:style style:name="T57" style:family="text">
      <style:text-properties officeooo:rsid="0084b092"/>
    </style:style>
    <style:style style:name="T58" style:family="text">
      <style:text-properties officeooo:rsid="0087713f"/>
    </style:style>
    <style:style style:name="T59" style:family="text">
      <style:text-properties officeooo:rsid="00899d70"/>
    </style:style>
    <style:style style:name="T60" style:family="text">
      <style:text-properties officeooo:rsid="00936af3"/>
    </style:style>
    <style:style style:name="T61" style:family="text">
      <style:text-properties officeooo:rsid="0096106f"/>
    </style:style>
    <style:style style:name="T62" style:family="text">
      <style:text-properties officeooo:rsid="0099d9f3"/>
    </style:style>
    <style:style style:name="T63" style:family="text">
      <style:text-properties officeooo:rsid="009a454f"/>
    </style:style>
    <style:style style:name="T64" style:family="text">
      <style:text-properties officeooo:rsid="009a45b7"/>
    </style:style>
    <style:style style:name="T65" style:family="text">
      <style:text-properties officeooo:rsid="009ecf42"/>
    </style:style>
    <style:style style:name="T66" style:family="text">
      <style:text-properties officeooo:rsid="00a07740"/>
    </style:style>
    <style:style style:name="T67" style:family="text">
      <style:text-properties officeooo:rsid="00a1a3e5"/>
    </style:style>
    <style:style style:name="T68" style:family="text">
      <style:text-properties officeooo:rsid="00a2edfa"/>
    </style:style>
    <style:style style:name="T69" style:family="text">
      <style:text-properties officeooo:rsid="00a3d55d"/>
    </style:style>
    <style:style style:name="T70" style:family="text">
      <style:text-properties officeooo:rsid="00a4c282"/>
    </style:style>
    <style:style style:name="T71" style:family="text">
      <style:text-properties officeooo:rsid="00a6027f"/>
    </style:style>
    <style:style style:name="T72" style:family="text">
      <style:text-properties officeooo:rsid="00a94a5e"/>
    </style:style>
    <style:style style:name="T73" style:family="text">
      <style:text-properties officeooo:rsid="00aa1dfe"/>
    </style:style>
    <style:style style:name="T74" style:family="text">
      <style:text-properties officeooo:rsid="00ab2f0f"/>
    </style:style>
    <style:style style:name="T75" style:family="text">
      <style:text-properties officeooo:rsid="00abc4fd"/>
    </style:style>
    <style:style style:name="T76" style:family="text">
      <style:text-properties officeooo:rsid="00aeeb0b"/>
    </style:style>
    <style:style style:name="T77" style:family="text">
      <style:text-properties officeooo:rsid="00b0c900"/>
    </style:style>
    <style:style style:name="T78" style:family="text">
      <style:text-properties officeooo:rsid="00b3b86e"/>
    </style:style>
    <style:style style:name="T79" style:family="text">
      <style:text-properties officeooo:rsid="00b7bdbb"/>
    </style:style>
    <style:style style:name="T80" style:family="text">
      <style:text-properties officeooo:rsid="00b8c689"/>
    </style:style>
    <style:style style:name="T81" style:family="text">
      <style:text-properties officeooo:rsid="00ba071d"/>
    </style:style>
    <style:style style:name="T82" style:family="text">
      <style:text-properties officeooo:rsid="00bd21b6"/>
    </style:style>
    <style:style style:name="T83" style:family="text">
      <style:text-properties officeooo:rsid="00beb567"/>
    </style:style>
    <style:style style:name="T84" style:family="text">
      <style:text-properties officeooo:rsid="00bf1fed"/>
    </style:style>
    <style:style style:name="T85" style:family="text">
      <style:text-properties officeooo:rsid="00bfc172"/>
    </style:style>
    <style:style style:name="T86" style:family="text">
      <style:text-properties officeooo:rsid="00c123ed"/>
    </style:style>
    <style:style style:name="T87" style:family="text">
      <style:text-properties officeooo:rsid="00c8f253"/>
    </style:style>
    <style:style style:name="T88" style:family="text">
      <style:text-properties officeooo:rsid="00c9d92f"/>
    </style:style>
    <style:style style:name="T89" style:family="text">
      <style:text-properties officeooo:rsid="00cbc9df"/>
    </style:style>
    <style:style style:name="T90" style:family="text">
      <style:text-properties officeooo:rsid="00d2ccc0"/>
    </style:style>
    <style:style style:name="T91" style:family="text">
      <style:text-properties officeooo:rsid="00d4b147"/>
    </style:style>
    <style:style style:name="T92" style:family="text">
      <style:text-properties officeooo:rsid="00daddc2"/>
    </style:style>
    <style:style style:name="T93" style:family="text">
      <style:text-properties officeooo:rsid="00df6544"/>
    </style:style>
    <style:style style:name="T94" style:family="text">
      <style:text-properties officeooo:rsid="00e13d4a"/>
    </style:style>
    <style:style style:name="T95" style:family="text">
      <style:text-properties style:text-position="0% 100%"/>
    </style:style>
    <style:style style:name="T96" style:family="text">
      <style:text-properties style:text-position="0% 100%" officeooo:rsid="00ed8617"/>
    </style:style>
    <style:style style:name="T97" style:family="text">
      <style:text-properties style:text-position="0% 100%" officeooo:rsid="00ee0c92"/>
    </style:style>
    <style:style style:name="T98" style:family="text">
      <style:text-properties style:text-position="0% 100%" officeooo:rsid="00eedea0"/>
    </style:style>
    <style:style style:name="T99" style:family="text">
      <style:text-properties style:text-position="0% 100%" officeooo:rsid="00efc19a"/>
    </style:style>
    <style:style style:name="T100" style:family="text">
      <style:text-properties style:text-position="0% 100%" officeooo:rsid="010656be"/>
    </style:style>
    <style:style style:name="T101" style:family="text">
      <style:text-properties style:text-position="0% 100%" officeooo:rsid="0106a13b"/>
    </style:style>
    <style:style style:name="T102" style:family="text">
      <style:text-properties style:text-position="0% 100%" officeooo:rsid="0109c211"/>
    </style:style>
    <style:style style:name="T103" style:family="text">
      <style:text-properties style:text-position="0% 100%" officeooo:rsid="014dc11c"/>
    </style:style>
    <style:style style:name="T104" style:family="text">
      <style:text-properties style:text-position="0% 100%" officeooo:rsid="010b6b6c"/>
    </style:style>
    <style:style style:name="T105" style:family="text">
      <style:text-properties style:text-position="0% 100%" officeooo:rsid="01534b31"/>
    </style:style>
    <style:style style:name="T106" style:family="text">
      <style:text-properties style:text-position="0% 100%" officeooo:rsid="01553d06"/>
    </style:style>
    <style:style style:name="T107" style:family="text">
      <style:text-properties style:text-position="0% 100%" officeooo:rsid="015c0fb1"/>
    </style:style>
    <style:style style:name="T108" style:family="text">
      <style:text-properties style:text-position="0% 100%" officeooo:rsid="0165a5dd"/>
    </style:style>
    <style:style style:name="T109" style:family="text">
      <style:text-properties style:text-position="0% 100%" officeooo:rsid="0165a5dd" style:font-name-complex="Liberation Serif"/>
    </style:style>
    <style:style style:name="T110" style:family="text">
      <style:text-properties style:text-position="0% 100%" style:font-name="Liberation Serif" officeooo:rsid="0165a5dd"/>
    </style:style>
    <style:style style:name="T111" style:family="text">
      <style:text-properties style:text-position="0% 100%" officeooo:rsid="015b6a08"/>
    </style:style>
    <style:style style:name="T112" style:family="text">
      <style:text-properties style:text-position="0% 100%" officeooo:rsid="01660687"/>
    </style:style>
    <style:style style:name="T113" style:family="text">
      <style:text-properties style:text-position="0% 100%" officeooo:rsid="016cbe95"/>
    </style:style>
    <style:style style:name="T114" style:family="text">
      <style:text-properties style:text-position="0% 100%" officeooo:rsid="016f4451"/>
    </style:style>
    <style:style style:name="T115" style:family="text">
      <style:text-properties style:text-position="0% 100%" officeooo:rsid="0174a41d"/>
    </style:style>
    <style:style style:name="T116" style:family="text">
      <style:text-properties style:text-position="0% 100%" officeooo:rsid="01675d4c"/>
    </style:style>
    <style:style style:name="T117" style:family="text">
      <style:text-properties style:text-position="0% 100%" officeooo:rsid="015ca488"/>
    </style:style>
    <style:style style:name="T118" style:family="text">
      <style:text-properties style:text-position="0% 100%" officeooo:rsid="015dedb1"/>
    </style:style>
    <style:style style:name="T119" style:family="text">
      <style:text-properties style:text-position="0% 100%" officeooo:rsid="015fcbaa"/>
    </style:style>
    <style:style style:name="T120" style:family="text">
      <style:text-properties style:text-position="0% 100%" officeooo:rsid="01606274"/>
    </style:style>
    <style:style style:name="T121" style:family="text">
      <style:text-properties style:text-position="0% 100%" officeooo:rsid="0184c069"/>
    </style:style>
    <style:style style:name="T122" style:family="text">
      <style:text-properties style:text-position="0% 100%" officeooo:rsid="0203a531"/>
    </style:style>
    <style:style style:name="T123" style:family="text">
      <style:text-properties officeooo:rsid="00ed8617"/>
    </style:style>
    <style:style style:name="T124" style:family="text">
      <style:text-properties officeooo:rsid="00f117f2"/>
    </style:style>
    <style:style style:name="T125" style:family="text">
      <style:text-properties officeooo:rsid="00f850ff"/>
    </style:style>
    <style:style style:name="T126" style:family="text">
      <style:text-properties officeooo:rsid="00fd881f"/>
    </style:style>
    <style:style style:name="T127" style:family="text">
      <style:text-properties officeooo:rsid="00fec457"/>
    </style:style>
    <style:style style:name="T128" style:family="text">
      <style:text-properties officeooo:rsid="010f6cb5"/>
    </style:style>
    <style:style style:name="T129" style:family="text">
      <style:text-properties officeooo:rsid="010fd54b"/>
    </style:style>
    <style:style style:name="T130" style:family="text">
      <style:text-properties officeooo:rsid="011057d1"/>
    </style:style>
    <style:style style:name="T131" style:family="text">
      <style:text-properties officeooo:rsid="01150d92"/>
    </style:style>
    <style:style style:name="T132" style:family="text">
      <style:text-properties officeooo:rsid="01151315"/>
    </style:style>
    <style:style style:name="T133" style:family="text">
      <style:text-properties officeooo:rsid="0116f373"/>
    </style:style>
    <style:style style:name="T134" style:family="text">
      <style:text-properties officeooo:rsid="011759b8"/>
    </style:style>
    <style:style style:name="T135" style:family="text">
      <style:text-properties officeooo:rsid="0118a640"/>
    </style:style>
    <style:style style:name="T136" style:family="text">
      <style:text-properties officeooo:rsid="011c1be4"/>
    </style:style>
    <style:style style:name="T137" style:family="text">
      <style:text-properties officeooo:rsid="01280387"/>
    </style:style>
    <style:style style:name="T138" style:family="text">
      <style:text-properties officeooo:rsid="0129f553"/>
    </style:style>
    <style:style style:name="T139" style:family="text">
      <style:text-properties officeooo:rsid="012d6f49"/>
    </style:style>
    <style:style style:name="T140" style:family="text">
      <style:text-properties officeooo:rsid="012e2d34"/>
    </style:style>
    <style:style style:name="T141" style:family="text">
      <style:text-properties officeooo:rsid="012e6cbd"/>
    </style:style>
    <style:style style:name="T142" style:family="text">
      <style:text-properties officeooo:rsid="012ebd05"/>
    </style:style>
    <style:style style:name="T143" style:family="text">
      <style:text-properties officeooo:rsid="01344c09"/>
    </style:style>
    <style:style style:name="T144" style:family="text">
      <style:text-properties officeooo:rsid="01352291"/>
    </style:style>
    <style:style style:name="T145" style:family="text">
      <style:text-properties officeooo:rsid="01359469"/>
    </style:style>
    <style:style style:name="T146" style:family="text">
      <style:text-properties officeooo:rsid="0135a42a"/>
    </style:style>
    <style:style style:name="T147" style:family="text">
      <style:text-properties officeooo:rsid="01363bce"/>
    </style:style>
    <style:style style:name="T148" style:family="text">
      <style:text-properties officeooo:rsid="01373e48"/>
    </style:style>
    <style:style style:name="T149" style:family="text">
      <style:text-properties officeooo:rsid="013ccc99"/>
    </style:style>
    <style:style style:name="T150" style:family="text">
      <style:text-properties officeooo:rsid="013d5c58"/>
    </style:style>
    <style:style style:name="T151" style:family="text">
      <style:text-properties officeooo:rsid="01461c87"/>
    </style:style>
    <style:style style:name="T152" style:family="text">
      <style:text-properties officeooo:rsid="014ae900"/>
    </style:style>
    <style:style style:name="T153" style:family="text">
      <style:text-properties officeooo:rsid="014cd6b1"/>
    </style:style>
    <style:style style:name="T154" style:family="text">
      <style:text-properties officeooo:rsid="014f2e6f"/>
    </style:style>
    <style:style style:name="T155" style:family="text">
      <style:text-properties officeooo:rsid="01576b75"/>
    </style:style>
    <style:style style:name="T156" style:family="text">
      <style:text-properties officeooo:rsid="0165a5dd" style:font-name-complex="Liberation Serif"/>
    </style:style>
    <style:style style:name="T157" style:family="text">
      <style:text-properties style:font-name="Liberation Serif" officeooo:rsid="0165a5dd"/>
    </style:style>
    <style:style style:name="T158" style:family="text">
      <style:text-properties officeooo:rsid="015b6a08"/>
    </style:style>
    <style:style style:name="T159" style:family="text">
      <style:text-properties officeooo:rsid="01675d4c"/>
    </style:style>
    <style:style style:name="T160" style:family="text">
      <style:text-properties officeooo:rsid="0169effe"/>
    </style:style>
    <style:style style:name="T161" style:family="text">
      <style:text-properties officeooo:rsid="016b11ca"/>
    </style:style>
    <style:style style:name="T162" style:family="text">
      <style:text-properties officeooo:rsid="016cbe95"/>
    </style:style>
    <style:style style:name="T163" style:family="text">
      <style:text-properties officeooo:rsid="016d5809"/>
    </style:style>
    <style:style style:name="T164" style:family="text">
      <style:text-properties officeooo:rsid="016f175e"/>
    </style:style>
    <style:style style:name="T165" style:family="text">
      <style:text-properties officeooo:rsid="01763962"/>
    </style:style>
    <style:style style:name="T166" style:family="text">
      <style:text-properties officeooo:rsid="0176c226"/>
    </style:style>
    <style:style style:name="T167" style:family="text">
      <style:text-properties officeooo:rsid="017a5504"/>
    </style:style>
    <style:style style:name="T168" style:family="text">
      <style:text-properties officeooo:rsid="0106a13b"/>
    </style:style>
    <style:style style:name="T169" style:family="text">
      <style:text-properties officeooo:rsid="01534b31"/>
    </style:style>
    <style:style style:name="T170" style:family="text">
      <style:text-properties officeooo:rsid="017f67a3"/>
    </style:style>
    <style:style style:name="T171" style:family="text">
      <style:text-properties officeooo:rsid="0180c08b"/>
    </style:style>
    <style:style style:name="T172" style:family="text">
      <style:text-properties officeooo:rsid="0185cf5e"/>
    </style:style>
    <style:style style:name="T173" style:family="text">
      <style:text-properties officeooo:rsid="018a0247"/>
    </style:style>
    <style:style style:name="T174" style:family="text">
      <style:text-properties officeooo:rsid="018f0553"/>
    </style:style>
    <style:style style:name="T175" style:family="text">
      <style:text-properties fo:font-weight="bold" style:font-weight-asian="bold" style:font-weight-complex="bold"/>
    </style:style>
    <style:style style:name="T176" style:family="text">
      <style:text-properties officeooo:rsid="019590fc"/>
    </style:style>
    <style:style style:name="T177" style:family="text">
      <style:text-properties officeooo:rsid="0196eae4"/>
    </style:style>
    <style:style style:name="T178" style:family="text">
      <style:text-properties fo:font-weight="normal" style:font-weight-asian="normal" style:font-weight-complex="normal"/>
    </style:style>
    <style:style style:name="T179" style:family="text">
      <style:text-properties fo:font-weight="normal" officeooo:rsid="019c8249" style:font-weight-asian="normal" style:font-weight-complex="normal"/>
    </style:style>
    <style:style style:name="T180" style:family="text">
      <style:text-properties fo:font-weight="normal" officeooo:rsid="019d8710" style:font-weight-asian="normal" style:font-weight-complex="normal"/>
    </style:style>
    <style:style style:name="T181" style:family="text">
      <style:text-properties fo:font-weight="normal" officeooo:rsid="01bd4532" style:font-weight-asian="normal" style:font-weight-complex="normal"/>
    </style:style>
    <style:style style:name="T182" style:family="text">
      <style:text-properties fo:font-weight="normal" officeooo:rsid="01c4e029" style:font-weight-asian="normal" style:font-weight-complex="normal"/>
    </style:style>
    <style:style style:name="T183" style:family="text">
      <style:text-properties officeooo:rsid="01a01b2e"/>
    </style:style>
    <style:style style:name="T184" style:family="text">
      <style:text-properties officeooo:rsid="01a10eae"/>
    </style:style>
    <style:style style:name="T185" style:family="text">
      <style:text-properties officeooo:rsid="01a2b707"/>
    </style:style>
    <style:style style:name="T186" style:family="text">
      <style:text-properties officeooo:rsid="01a3b396"/>
    </style:style>
    <style:style style:name="T187" style:family="text">
      <style:text-properties officeooo:rsid="01a53566"/>
    </style:style>
    <style:style style:name="T188" style:family="text">
      <style:text-properties officeooo:rsid="01a68812"/>
    </style:style>
    <style:style style:name="T189" style:family="text">
      <style:text-properties officeooo:rsid="01ab380a"/>
    </style:style>
    <style:style style:name="T190" style:family="text">
      <style:text-properties officeooo:rsid="01abda7d"/>
    </style:style>
    <style:style style:name="T191" style:family="text">
      <style:text-properties officeooo:rsid="01aec9f4"/>
    </style:style>
    <style:style style:name="T192" style:family="text">
      <style:text-properties officeooo:rsid="01b0bd14"/>
    </style:style>
    <style:style style:name="T193" style:family="text">
      <style:text-properties officeooo:rsid="01b223e1"/>
    </style:style>
    <style:style style:name="T194" style:family="text">
      <style:text-properties officeooo:rsid="01b27af5"/>
    </style:style>
    <style:style style:name="T195" style:family="text">
      <style:text-properties officeooo:rsid="01bb71dd"/>
    </style:style>
    <style:style style:name="T196" style:family="text">
      <style:text-properties officeooo:rsid="01c0b668"/>
    </style:style>
    <style:style style:name="T197" style:family="text">
      <style:text-properties officeooo:rsid="01c34726"/>
    </style:style>
    <style:style style:name="T198" style:family="text">
      <style:text-properties officeooo:rsid="01c7f875"/>
    </style:style>
    <style:style style:name="T199" style:family="text">
      <style:text-properties officeooo:rsid="01d3ee2b"/>
    </style:style>
    <style:style style:name="T200" style:family="text">
      <style:text-properties officeooo:rsid="01fae3d6"/>
    </style:style>
    <style:style style:name="T201" style:family="text">
      <style:text-properties officeooo:rsid="02032479"/>
    </style:style>
    <style:style style:name="T202" style:family="text">
      <style:text-properties officeooo:rsid="0203a531"/>
    </style:style>
    <style:style style:name="T203" style:family="text">
      <style:text-properties officeooo:rsid="0208d343"/>
    </style:style>
    <style:style style:name="T204" style:family="text">
      <style:text-properties officeooo:rsid="020a78e1"/>
    </style:style>
    <style:style style:name="T205" style:family="text">
      <style:text-properties officeooo:rsid="020ba268"/>
    </style:style>
    <style:style style:name="T206" style:family="text">
      <style:text-properties officeooo:rsid="020ec5a4"/>
    </style:style>
    <style:style style:name="T207" style:family="text">
      <style:text-properties officeooo:rsid="0216ad3d"/>
    </style:style>
    <style:style style:name="T208" style:family="text">
      <style:text-properties officeooo:rsid="0217b315"/>
    </style:style>
    <style:style style:name="T209" style:family="text">
      <style:text-properties officeooo:rsid="021833db"/>
    </style:style>
    <style:style style:name="T210" style:family="text">
      <style:text-properties officeooo:rsid="021a54dd"/>
    </style:style>
    <style:style style:name="T211" style:family="text">
      <style:text-properties officeooo:rsid="02258564"/>
    </style:style>
    <style:style style:name="T212" style:family="text">
      <style:text-properties officeooo:rsid="02267aa4"/>
    </style:style>
    <style:style style:name="T213" style:family="text">
      <style:text-properties officeooo:rsid="0228d9b0"/>
    </style:style>
    <style:style style:name="T214" style:family="text">
      <style:text-properties officeooo:rsid="02298321"/>
    </style:style>
    <style:style style:name="T215" style:family="text">
      <style:text-properties officeooo:rsid="02332f74"/>
    </style:style>
    <style:style style:name="T216" style:family="text">
      <style:text-properties officeooo:rsid="0234466d"/>
    </style:style>
    <style:style style:name="T217" style:family="text">
      <style:text-properties officeooo:rsid="0239e7ed"/>
    </style:style>
    <style:style style:name="T218" style:family="text">
      <style:text-properties officeooo:rsid="023ba637"/>
    </style:style>
    <style:style style:name="T219" style:family="text">
      <style:text-properties officeooo:rsid="023c93b0"/>
    </style:style>
    <style:style style:name="T220" style:family="text">
      <style:text-properties officeooo:rsid="023f4af5"/>
    </style:style>
    <style:style style:name="T221" style:family="text">
      <style:text-properties officeooo:rsid="023fea41"/>
    </style:style>
    <style:style style:name="T222" style:family="text">
      <style:text-properties officeooo:rsid="0241fc6b"/>
    </style:style>
    <style:style style:name="T223" style:family="text">
      <style:text-properties officeooo:rsid="0246035f"/>
    </style:style>
    <style:style style:name="T224" style:family="text">
      <style:text-properties officeooo:rsid="024a9eb8"/>
    </style:style>
    <style:style style:name="T225" style:family="text">
      <style:text-properties officeooo:rsid="02521626"/>
    </style:style>
    <style:style style:name="T226" style:family="text">
      <style:text-properties officeooo:rsid="0252d3f3"/>
    </style:style>
    <style:style style:name="T227" style:family="text">
      <style:text-properties officeooo:rsid="0258e65e"/>
    </style:style>
    <style:style style:name="T228" style:family="text">
      <style:text-properties officeooo:rsid="025c3f4a"/>
    </style:style>
    <style:style style:name="T229" style:family="text">
      <style:text-properties officeooo:rsid="025e0e6f"/>
    </style:style>
    <style:style style:name="T230" style:family="text">
      <style:text-properties officeooo:rsid="0260e200"/>
    </style:style>
    <style:style style:name="T231" style:family="text">
      <style:text-properties officeooo:rsid="02627df6"/>
    </style:style>
    <style:style style:name="T232" style:family="text">
      <style:text-properties officeooo:rsid="0263d03c"/>
    </style:style>
    <style:style style:name="T233" style:family="text">
      <style:text-properties officeooo:rsid="02659496"/>
    </style:style>
    <style:style style:name="T234" style:family="text">
      <style:text-properties officeooo:rsid="0266dd49"/>
    </style:style>
    <style:style style:name="T235" style:family="text">
      <style:text-properties officeooo:rsid="026841c0"/>
    </style:style>
    <style:style style:name="T236" style:family="text">
      <style:text-properties officeooo:rsid="02695b15"/>
    </style:style>
    <style:style style:name="T237" style:family="text">
      <style:text-properties officeooo:rsid="026a6b42"/>
    </style:style>
    <style:style style:name="T238" style:family="text">
      <style:text-properties officeooo:rsid="026def50"/>
    </style:style>
    <style:style style:name="T239" style:family="text">
      <style:text-properties officeooo:rsid="026edfa5"/>
    </style:style>
    <style:style style:name="T240" style:family="text">
      <style:text-properties officeooo:rsid="0270dbc8"/>
    </style:style>
    <style:style style:name="T241" style:family="text">
      <style:text-properties officeooo:rsid="025041f0"/>
    </style:style>
    <style:style style:name="T242" style:family="text">
      <style:text-properties officeooo:rsid="01f89768"/>
    </style:style>
    <style:style style:name="T243" style:family="text">
      <style:text-properties officeooo:rsid="01397eb0"/>
    </style:style>
    <style:style style:name="T244" style:family="text">
      <style:text-properties officeooo:rsid="02718533"/>
    </style:style>
    <style:style style:name="T245" style:family="text">
      <style:text-properties officeooo:rsid="02729893"/>
    </style:style>
    <style:style style:name="T246" style:family="text">
      <style:text-properties officeooo:rsid="02731ff4"/>
    </style:style>
    <style:style style:name="T247" style:family="text">
      <style:text-properties officeooo:rsid="027bf1c2"/>
    </style:style>
    <style:style style:name="T248" style:family="text">
      <style:text-properties officeooo:rsid="027ce3fe"/>
    </style:style>
    <style:style style:name="T249" style:family="text">
      <style:text-properties officeooo:rsid="027f6fd1"/>
    </style:style>
    <style:style style:name="T250" style:family="text">
      <style:text-properties officeooo:rsid="0284c7cc"/>
    </style:style>
    <style:style style:name="T251" style:family="text">
      <style:text-properties officeooo:rsid="02852ec6"/>
    </style:style>
    <style:style style:name="T252" style:family="text">
      <style:text-properties officeooo:rsid="028630df"/>
    </style:style>
    <style:style style:name="T253" style:family="text">
      <style:text-properties officeooo:rsid="02864fbf"/>
    </style:style>
    <style:style style:name="T254" style:family="text">
      <style:text-properties officeooo:rsid="0289b642"/>
    </style:style>
    <style:style style:name="T255" style:family="text">
      <style:text-properties officeooo:rsid="028c32c0"/>
    </style:style>
    <style:style style:name="T256" style:family="text">
      <style:text-properties officeooo:rsid="028e2764"/>
    </style:style>
    <style:style style:name="T257" style:family="text">
      <style:text-properties officeooo:rsid="028fb09c"/>
    </style:style>
    <style:style style:name="T258" style:family="text">
      <style:text-properties officeooo:rsid="0290c9dc"/>
    </style:style>
    <style:style style:name="T259" style:family="text">
      <style:text-properties officeooo:rsid="0291e72b"/>
    </style:style>
    <style:style style:name="T260" style:family="text">
      <style:text-properties officeooo:rsid="029283f3"/>
    </style:style>
    <style:style style:name="T261" style:family="text">
      <style:text-properties officeooo:rsid="0294677e"/>
    </style:style>
    <style:style style:name="T262" style:family="text">
      <style:text-properties officeooo:rsid="0295c313"/>
    </style:style>
    <style:style style:name="T263" style:family="text">
      <style:text-properties officeooo:rsid="02974f53"/>
    </style:style>
    <style:style style:name="T264" style:family="text">
      <style:text-properties officeooo:rsid="02984d02"/>
    </style:style>
    <style:style style:name="T265" style:family="text">
      <style:text-properties officeooo:rsid="029d49e9"/>
    </style:style>
    <style:style style:name="T266" style:family="text">
      <style:text-properties officeooo:rsid="029d967e"/>
    </style:style>
    <style:style style:name="T267" style:family="text">
      <style:text-properties officeooo:rsid="029f6a4b"/>
    </style:style>
    <style:style style:name="T268" style:family="text">
      <style:text-properties officeooo:rsid="02a10bf6"/>
    </style:style>
    <style:style style:name="T269" style:family="text">
      <style:text-properties officeooo:rsid="02a1ba3c"/>
    </style:style>
    <style:style style:name="T270" style:family="text">
      <style:text-properties officeooo:rsid="02a2ea26"/>
    </style:style>
    <style:style style:name="T271" style:family="text">
      <style:text-properties officeooo:rsid="02a401e8"/>
    </style:style>
    <style:style style:name="T272" style:family="text">
      <style:text-properties officeooo:rsid="02a57924"/>
    </style:style>
    <style:style style:name="T273" style:family="text">
      <style:text-properties officeooo:rsid="02a8927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7">Spot-On</text:p>
      <text:p text:style-name="P83">Echo Communications <text:span text:style-name="T255">Suite</text:span></text:p>
      <text:p text:style-name="P8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9"><text:a xlink:type="simple" xlink:href="#__RefHeading__697_1754408385" text:style-name="Index_20_Link" text:visited-style-name="Index_20_Link">Introduction<text:tab/>4</text:a></text:p>
          <text:p text:style-name="P118"><text:a xlink:type="simple" xlink:href="#__RefHeading__804_1754408385" text:style-name="Index_20_Link" text:visited-style-name="Index_20_Link">Accounts<text:tab/>5</text:a></text:p>
          <text:p text:style-name="P118"><text:a xlink:type="simple" xlink:href="#__RefHeading__807_1754408385" text:style-name="Index_20_Link" text:visited-style-name="Index_20_Link">Adaptive Echo<text:tab/>6</text:a></text:p>
          <text:p text:style-name="P118"><text:a xlink:type="simple" xlink:href="#__RefHeading__186_1525007520" text:style-name="Index_20_Link" text:visited-style-name="Index_20_Link">Block Cipher Modes of Operation<text:tab/>7</text:a></text:p>
          <text:p text:style-name="P118"><text:a xlink:type="simple" xlink:href="#__RefHeading___Toc1165_1635037974" text:style-name="Index_20_Link" text:visited-style-name="Index_20_Link">Capabilities Sharing<text:tab/>8</text:a></text:p>
          <text:p text:style-name="P118"><text:a xlink:type="simple" xlink:href="#__RefHeading___Toc2133_3263081630" text:style-name="Index_20_Link" text:visited-style-name="Index_20_Link">Cascading Encryption<text:tab/>9</text:a></text:p>
          <text:p text:style-name="P118"><text:a xlink:type="simple" xlink:href="#__RefHeading__810_1754408385" text:style-name="Index_20_Link" text:visited-style-name="Index_20_Link">Communication Methods<text:tab/>10</text:a></text:p>
          <text:p text:style-name="P118"><text:a xlink:type="simple" xlink:href="#__RefHeading__297_1157459078" text:style-name="Index_20_Link" text:visited-style-name="Index_20_Link">Communication Model<text:tab/>11</text:a></text:p>
          <text:p text:style-name="P118"><text:a xlink:type="simple" xlink:href="#__RefHeading___Toc1909_830128324" text:style-name="Index_20_Link" text:visited-style-name="Index_20_Link">Communication Sessions<text:tab/>12</text:a></text:p>
          <text:p text:style-name="P118"><text:a xlink:type="simple" xlink:href="#__RefHeading___Toc1856_112550698" text:style-name="Index_20_Link" text:visited-style-name="Index_20_Link">Compilation Process<text:tab/>13</text:a></text:p>
          <text:p text:style-name="P118"><text:a xlink:type="simple" xlink:href="#__RefHeading__283_2127962396" text:style-name="Index_20_Link" text:visited-style-name="Index_20_Link">Configuration Settings<text:tab/>14</text:a></text:p>
          <text:p text:style-name="P118"><text:a xlink:type="simple" xlink:href="#__RefHeading__813_1754408385" text:style-name="Index_20_Link" text:visited-style-name="Index_20_Link">Constant-Time Comparison Function<text:tab/>15</text:a></text:p>
          <text:p text:style-name="P118"><text:a xlink:type="simple" xlink:href="#__RefHeading___Toc2096_3978727884" text:style-name="Index_20_Link" text:visited-style-name="Index_20_Link">DTLS<text:tab/>16</text:a></text:p>
          <text:p text:style-name="P118"><text:a xlink:type="simple" xlink:href="#__RefHeading___Toc2395_3948983249" text:style-name="Index_20_Link" text:visited-style-name="Index_20_Link">Dependencies<text:tab/>17</text:a></text:p>
          <text:p text:style-name="P118"><text:a xlink:type="simple" xlink:href="#__RefHeading__816_1754408385" text:style-name="Index_20_Link" text:visited-style-name="Index_20_Link">Echo<text:tab/>18</text:a></text:p>
          <text:p text:style-name="P118"><text:a xlink:type="simple" xlink:href="#__RefHeading__651_817640049" text:style-name="Index_20_Link" text:visited-style-name="Index_20_Link">Echo Public Key Sharing<text:tab/>19</text:a></text:p>
          <text:p text:style-name="P118"><text:a xlink:type="simple" xlink:href="#__RefHeading__266_198272384" text:style-name="Index_20_Link" text:visited-style-name="Index_20_Link">Electronic Mail<text:tab/>20</text:a></text:p>
          <text:p text:style-name="P118"><text:a xlink:type="simple" xlink:href="#__RefHeading___Toc649_890794201" text:style-name="Index_20_Link" text:visited-style-name="Index_20_Link">Electronic Mail Forward Secrecy<text:tab/>21</text:a></text:p>
          <text:p text:style-name="P118"><text:a xlink:type="simple" xlink:href="#__RefHeading__819_1754408385" text:style-name="Index_20_Link" text:visited-style-name="Index_20_Link">Encrypted and Authenticated Containers<text:tab/>22</text:a></text:p>
          <text:p text:style-name="P118"><text:a xlink:type="simple" xlink:href="#__RefHeading__603_490309552" text:style-name="Index_20_Link" text:visited-style-name="Index_20_Link">File Encryption<text:tab/>23</text:a></text:p>
          <text:p text:style-name="P118"><text:a xlink:type="simple" xlink:href="#__RefHeading___Toc2207_2542018587" text:style-name="Index_20_Link" text:visited-style-name="Index_20_Link">Forward Secrecy<text:tab/>24</text:a></text:p>
          <text:p text:style-name="P118"><text:a xlink:type="simple" xlink:href="#__RefHeading___Toc1120_495770474" text:style-name="Index_20_Link" text:visited-style-name="Index_20_Link">Fragmented StarBeams<text:tab/>25</text:a></text:p>
          <text:p text:style-name="P118"><text:a xlink:type="simple" xlink:href="#__RefHeading___Toc2273_505656901" text:style-name="Index_20_Link" text:visited-style-name="Index_20_Link">GPG<text:tab/>26</text:a></text:p>
          <text:p text:style-name="P118"><text:a xlink:type="simple" xlink:href="#__RefHeading__822_1754408385" text:style-name="Index_20_Link" text:visited-style-name="Index_20_Link">Key Derivation<text:tab/>27</text:a></text:p>
          <text:p text:style-name="P118"><text:a xlink:type="simple" xlink:href="#__RefHeading__210_12748797131" text:style-name="Index_20_Link" text:visited-style-name="Index_20_Link">Human Proxies<text:tab/>28</text:a></text:p>
          <text:p text:style-name="P118"><text:a xlink:type="simple" xlink:href="#__RefHeading__210_1274879713" text:style-name="Index_20_Link" text:visited-style-name="Index_20_Link">Hybrid System<text:tab/>29</text:a></text:p>
          <text:p text:style-name="P118"><text:a xlink:type="simple" xlink:href="#__RefHeading___Toc2262_74794747" text:style-name="Index_20_Link" text:visited-style-name="Index_20_Link">Kernel<text:tab/>30</text:a></text:p>
          <text:p text:style-name="P118"><text:a xlink:type="simple" xlink:href="#__RefHeading___Toc1332_384061765" text:style-name="Index_20_Link" text:visited-style-name="Index_20_Link">Local Private Application Interfaces (Patch Points)<text:tab/>31</text:a></text:p>
          <text:p text:style-name="P118"><text:a xlink:type="simple" xlink:href="#__RefHeading___Toc1246_1817743241" text:style-name="Index_20_Link" text:visited-style-name="Index_20_Link">McEliece<text:tab/>32</text:a></text:p>
          <text:p text:style-name="P118"><text:a xlink:type="simple" xlink:href="#__RefHeading___Toc2111_2506952086" text:style-name="Index_20_Link" text:visited-style-name="Index_20_Link">Multicasting<text:tab/>34</text:a></text:p>
          <text:p text:style-name="P118"><text:a xlink:type="simple" xlink:href="#__RefHeading__299_1157459078" text:style-name="Index_20_Link" text:visited-style-name="Index_20_Link">Multiple Devices<text:tab/>35</text:a></text:p>
          <text:p text:style-name="P118"><text:a xlink:type="simple" xlink:href="#__RefHeading___Toc1195_307987230" text:style-name="Index_20_Link" text:visited-style-name="Index_20_Link">Non-Volatile Congestion Control Memory<text:tab/>36</text:a></text:p>
          <text:p text:style-name="P118"><text:a xlink:type="simple" xlink:href="#__RefHeading___Toc1209_1984784944" text:style-name="Index_20_Link" text:visited-style-name="Index_20_Link">NTL<text:tab/>37</text:a></text:p>
          <text:p text:style-name="P118"><text:a xlink:type="simple" xlink:href="#__RefHeading___Toc2298_2908363741" text:style-name="Index_20_Link" text:visited-style-name="Index_20_Link">Other Options<text:tab/>38</text:a></text:p>
          <text:p text:style-name="P118"><text:a xlink:type="simple" xlink:href="#__RefHeading___Toc1036_18893826" text:style-name="Index_20_Link" text:visited-style-name="Index_20_Link">Pass-through Devices<text:tab/>39</text:a></text:p>
          <text:p text:style-name="P118"><text:a xlink:type="simple" xlink:href="#__RefHeading__253_527466761" text:style-name="Index_20_Link" text:visited-style-name="Index_20_Link">Poptastic<text:tab/>40</text:a></text:p>
          <text:p text:style-name="P118"><text:a xlink:type="simple" xlink:href="#__RefHeading___Toc2127_2097532776" text:style-name="Index_20_Link" text:visited-style-name="Index_20_Link">Problems<text:tab/>41</text:a></text:p>
          <text:p text:style-name="P118"><text:a xlink:type="simple" xlink:href="#__RefHeading__169_1115980955" text:style-name="Index_20_Link" text:visited-style-name="Index_20_Link">Public Key Infrastructure<text:tab/>42</text:a></text:p>
          <text:p text:style-name="P118"><text:a xlink:type="simple" xlink:href="#__RefHeading___Toc1516_1997043320" text:style-name="Index_20_Link" text:visited-style-name="Index_20_Link">Public Key Sharing<text:tab/>43</text:a></text:p>
          <text:p text:style-name="P118"><text:a xlink:type="simple" xlink:href="#__RefHeading___Toc2244_1947043133" text:style-name="Index_20_Link" text:visited-style-name="Index_20_Link">Pure Forward Secrecy<text:tab/>44</text:a></text:p>
          <text:p text:style-name="P118"><text:a xlink:type="simple" xlink:href="#__RefHeading___Toc1373_1503577792" text:style-name="Index_20_Link" text:visited-style-name="Index_20_Link">Secure Memory<text:tab/>45</text:a></text:p>
          <text:p text:style-name="P118"><text:a xlink:type="simple" xlink:href="#__RefHeading___Toc2488_3571996465" text:style-name="Index_20_Link" text:visited-style-name="Index_20_Link">Server-less P2P<text:tab/>46</text:a></text:p>
          <text:p text:style-name="P118"><text:a xlink:type="simple" xlink:href="#__RefHeading___Toc631_61244466" text:style-name="Index_20_Link" text:visited-style-name="Index_20_Link">Sessions<text:tab/>47</text:a></text:p>
          <text:p text:style-name="P118"><text:a xlink:type="simple" xlink:href="#__RefHeading__330_678579420" text:style-name="Index_20_Link" text:visited-style-name="Index_20_Link">Socialist Millionaire Protocol<text:tab/>48</text:a></text:p>
          <text:p text:style-name="P118"><text:a xlink:type="simple" xlink:href="#__RefHeading___Toc1097_1460767439" text:style-name="Index_20_Link" text:visited-style-name="Index_20_Link">Sources of Entropy<text:tab/>49</text:a></text:p>
          <text:p text:style-name="P118"><text:a xlink:type="simple" xlink:href="#__RefHeading___Toc2002_1921997545" text:style-name="Index_20_Link" text:visited-style-name="Index_20_Link">Surreptitious Forwarding<text:tab/>50</text:a></text:p>
          <text:p text:style-name="P118"><text:a xlink:type="simple" xlink:href="#__RefHeading__230_1536820662" text:style-name="Index_20_Link" text:visited-style-name="Index_20_Link">Two-Way Calling<text:tab/>51</text:a></text:p>
          <text:p text:style-name="P118"><text:soft-page-break/><text:a xlink:type="simple" xlink:href="#__RefHeading___Toc2164_1676095709" text:style-name="Index_20_Link" text:visited-style-name="Index_20_Link">UI Fields<text:tab/>52</text:a></text:p>
          <text:p text:style-name="P118"><text:a xlink:type="simple" xlink:href="#__RefHeading___Toc842_866388615" text:style-name="Index_20_Link" text:visited-style-name="Index_20_Link">Verifying Ownership of Public Keys<text:tab/>53</text:a></text:p>
          <text:p text:style-name="P118"><text:a xlink:type="simple" xlink:href="#__RefHeading___Toc839_866388615" text:style-name="Index_20_Link" text:visited-style-name="Index_20_Link">Wide Lanes<text:tab/>55</text:a></text:p>
          <text:p text:style-name="P118"><text:a xlink:type="simple" xlink:href="#__RefHeading___Toc748_390620771" text:style-name="Index_20_Link" text:visited-style-name="Index_20_Link">References<text:tab/>56</text:a></text:p>
        </text:index-body>
      </text:table-of-content>
      <text:h text:style-name="P122" text:outline-level="1"/>
      <text:h text:style-name="P123" text:outline-level="1"><text:bookmark-start text:name="__RefHeading__697_1754408385"/>Introduction<text:bookmark-end text:name="__RefHeading__697_1754408385"/></text:h>
      <text:p text:style-name="P18">Spot-On is <text:span text:style-name="T78">a dolphin-propelled science project.</text:span> The software is composed of two separate applications, a multi<text:span text:style-name="T204">tasking</text:span> kernel and a<text:span text:style-name="T240">n operator</text:span> interface. The two <text:span text:style-name="T138">applications</text:span> are written in C++ and require the Qt framework as well as an assortment of libraries. Qt versions Qt 5.x are supported<text:span text:style-name="T60">. Spot-On</text:span> is available on FreeBSD, Linux, OS X, OS/2, and Windows. <text:span text:style-name="T151">In addition to supporting the x86 and x86-64 architectures, ARM, PowerPC, and SPARC are supported without any special provisions. </text:span><text:span text:style-name="T244">Qt version 4.8.7 may be functional although it is not supported.</text:span></text:p>
      <text:p text:style-name="P18"/>
      <text:p text:style-name="P18">Please note that the Echo algorithm and its name are not derived from Ernest J. H. Chang's 1982 Echo Algorithms: Depth Parallel Operations on General Graphs paper.</text:p>
      <text:p text:style-name="P18"/>
      <text:p text:style-name="P18"><text:span text:style-name="T126">Software source is available at </text:span><text:a xlink:type="simple" xlink:href="https://github.com/textbrowser/spot-on" text:style-name="Internet_20_link" text:visited-style-name="Visited_20_Internet_20_Link"><text:span text:style-name="T126">https://github.com/textbrowser/spot-on</text:span></text:a><text:span text:style-name="T126">.</text:span></text:p>
      <text:p text:style-name="P17"/>
      <text:h text:style-name="P123"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89">Synchronized clocks are required. </text:span>The protocol is weakened if <text:span text:style-name="T195">trusted </text:span>SSL/TLS is neglected, however. Please see the paragraph at the end of this section for additional details regarding the weakness. <text:span text:style-name="T216">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16">T</text:span>he Accounts procedure is as follows:</text:p>
      <text:list xml:id="list3587794154" text:style-name="L1">
        <text:list-item>
          <text:p text:style-name="P137">Binding endpoints are responsible for defining account information. During the account-creation process, an account may be designated for one-time use. Account names and account passwords each require at least 32 bytes of data.</text:p>
        </text:list-item>
        <text:list-item>
          <text:p text:style-name="P137">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38">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7">Please note that the peer may submit credentials without having received an authentication request. This is acceptable.</text:span></text:p>
        </text:list-item>
        <text:list-item>
          <text:p text:style-name="P139">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8">Salt</text:span><text:span text:style-name="T3">3</text:span><text:span text:style-name="T88"> || </text:span>Time) || Salt. The authenticated information is recorded. After a period of approximately 120 seconds, the information is <text:span text:style-name="T87">discarded</text:span>.</text:p>
        </text:list-item>
        <text:list-item>
          <text:p text:style-name="P137">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8">Peers will ignore unsolicited authentication requests.</text:span></text:p>
        </text:list-item>
      </text:list>
      <text:p text:style-name="P2">Please note that the Accounts system <text:span text:style-name="T190">may</text:span> be promoted by including an encryption key. The additional key will allow for finer time resolutions.</text:p>
      <text:p text:style-name="P13">If SSL/TLS is not available, the protocol may be exploited. A relay station may record the values in the 3<text:span text:style-name="T15">rd</text:span> step and subsequently provide the information to the binding endpoint. The binding endpoint will therefore trust the foreign connection. The recording device may then seize the binding endpoint's response, the values in the 4<text:span text:style-name="T15">th</text:span> step, and provide the information to the peer. If the information is accurate, the peer will accept the binding endpoint's response. <text:span text:style-name="T177">Therefore, the Accounts protocol is susceptible to impersonation.</text:span></text:p>
      <text:p text:style-name="P96">The use of nonces and timestamps, in conjunction with congestion control and the retaining of distributed nonces, should prevent <text:span text:style-name="T215">reflection, </text:span>reordering, and replay attacks.</text:p>
      <text:h text:style-name="P123"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2409612356" text:style-name="L2">
        <text:list-item>
          <text:p text:style-name="P140">A binding endpoint defines an Adaptive Echo token. The information must be distributed securely.</text:p>
        </text:list-item>
        <text:list-item>
          <text:p text:style-name="P140">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140">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40">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95"/>
      <text:h text:style-name="P123"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23" text:outline-level="1"><text:bookmark-start text:name="__RefHeading___Toc1165_1635037974"/>Capabilities Sharing<text:bookmark-end text:name="__RefHeading___Toc1165_1635037974"/></text:h>
      <text:p text:style-name="P34">Peers may exchange capabilities information. Currently, the information includes the UUID, <text:span text:style-name="T90">the e</text:span>cho mode, and <text:span text:style-name="T90">the preferred </text:span>lane width. Please note that a server socket must adhere to its peer's setting<text:span text:style-name="T90">s</text:span>. <text:span text:style-name="T90">Although a</text:span>n administrator may modify the echo mode and <text:span text:style-name="T91">the l</text:span>ane width on a particular socket (<text:span text:style-name="T139">remote </text:span>neighbor), the kernel will override the settings <text:span text:style-name="T184">so as</text:span> to <text:span text:style-name="T91">conform</text:span> to the client's preferences.</text:p>
      <text:p text:style-name="P34"/>
      <text:h text:style-name="P124" text:outline-level="1"><text:bookmark-start text:name="__RefHeading___Toc2133_3263081630"/>Cascading Encryption<text:bookmark-end text:name="__RefHeading___Toc2133_3263081630"/></text:h>
      <text:p text:style-name="P86">Spot-On implements multiple encryption. <text:span text:style-name="T207">The general implementation is as follows:</text:span></text:p>
      <text:list xml:id="list4189378618" text:style-name="L3">
        <text:list-item>
          <text:p text:style-name="P146">If available, retrieve previously-established authentication and encryption keys.</text:p>
        </text:list-item>
        <text:list-item>
          <text:p text:style-name="P147">Retrieve random authentication and encryption keys. <text:span text:style-name="T210">Verify that the random credentials differ from those in step #1.</text:span></text:p>
        </text:list-item>
        <text:list-item>
          <text:p text:style-name="P146">Generate a hybrid bundle: RSA(#<text:span text:style-name="T210">2</text:span>) || <text:span text:style-name="T210">AES</text:span>(message) || <text:s/>HMAC<text:span text:style-name="T208">(RSA(#2) || AES(message)). Some variations are also possible. Camelia, Gost, Serpent, Threefish, and Twofish cipher algorithms are supported. As for digest algorithms, SHA, Stribog, and Whirlpool are included.</text:span></text:p>
        </text:list-item>
        <text:list-item>
          <text:p text:style-name="P148">Generate a bundle from the data in step #3 <text:span text:style-name="T209">using the keys from step #1</text:span>: AES(#3) || HMAC(AES(#3)).</text:p>
        </text:list-item>
        <text:list-item>
          <text:p text:style-name="P148">If SSL/TLS is available, funnel the bundle <text:span text:style-name="T209">from step </text:span>#4 through the SSL/TLS layer.</text:p>
        </text:list-item>
      </text:list>
      <text:p text:style-name="P88"/>
      <text:h text:style-name="P123" text:outline-level="1"><text:bookmark-start text:name="__RefHeading__810_1754408385"/>Communication Methods<text:bookmark-end text:name="__RefHeading__810_1754408385"/></text:h>
      <text:p text:style-name="P2">Spot-On supports <text:span text:style-name="T62">Bluetooth, </text:span>SCTP, TCP, UDP <text:span text:style-name="T64">(multicast and unicast), and WebSocket </text:span>communication methods. <text:span text:style-name="T149">Both IPv4 and IPv6 are totally supported.</text:span> <text:span text:style-name="T149">Some communications portions also support a variety of proxies. </text:span>For TCP, <text:span text:style-name="T205">UDP unicast, and WebSocket </text:span>communications, OpenSSL is supported. Spot-On distributes data with or without SSL/TLS. Please note that magnet distribution violates this principle and therefore requires SSL/TLS. In essence, the application is generally <text:span text:style-name="T63">transport</text:span>-neutral.</text:p>
      <text:p text:style-name="P84">Please note that <text:span text:style-name="T201">Bluetooth and </text:span>SCTP support require operating system support.</text:p>
      <text:p text:style-name="P2"/>
      <text:h text:style-name="P123" text:outline-level="1"><text:bookmark-start text:name="__RefHeading__297_1157459078"/>Communication Model<text:bookmark-end text:name="__RefHeading__297_1157459078"/></text:h>
      <text:p text:style-name="P35">Spot-On mostly assumes an asynchronous communication model. The Accounts, SMP, and Two-Way <text:span text:style-name="T191">C</text:span>alling systems require responses.</text:p>
      <text:p text:style-name="P35"/>
      <text:h text:style-name="P123" text:outline-level="1"><text:bookmark-start text:name="__RefHeading___Toc1909_830128324"/>Communication Sessions<text:bookmark-end text:name="__RefHeading___Toc1909_830128324"/></text:h>
      <text:p text:style-name="P76">This section describes some common <text:span text:style-name="T176">methods</text:span> which may be employed against <text:span text:style-name="T174">Spot-On in an attempt to destabilize the communications of two parties.</text:span></text:p>
      <text:p text:style-name="P78">Various attack <text:span text:style-name="T183">methods </text:span>include: <text:span text:style-name="T196">flood attack, re-ordering attack, </text:span>reflection attack, <text:span text:style-name="T197">and </text:span>replay attack.</text:p>
      <text:p text:style-name="P79">Public Spot-On devices are susceptible to flood attacks.</text:p>
      <text:p text:style-name="P77"><text:span text:style-name="T185">Save for </text:span><text:a xlink:type="simple" xlink:href="#__RefHeading___Toc1332_384061765" text:style-name="Index_20_Link" text:visited-style-name="Index_20_Link"><text:span text:style-name="T185">Local Private Application Interfaces</text:span></text:a><text:span text:style-name="T185">, </text:span>Spot-On does not guarantee orderly delivery of data and is therefore susceptible to <text:span text:style-name="T175">re-ordering</text:span><text:span text:style-name="T178">. However, </text:span><text:span text:style-name="T181">this attack method</text:span><text:span text:style-name="T178"> is not considered detrimental </text:span><text:span text:style-name="T182">as Spot-On is not orderly.</text:span><text:span text:style-name="T178"> </text:span><text:span text:style-name="T179">Some sub-systems such as Accounts and SMP </text:span><text:span text:style-name="T180">should be resistant to this particular attack.</text:span></text:p>
      <text:p text:style-name="P36">In a <text:span text:style-name="T175">reflection attack</text:span>, an adversary may capture a message sent from party A to party B and return the message to party A. <text:span text:style-name="T186">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9">In a <text:span text:style-name="T175">replay attack,</text:span> an adversary may replay a valid message. Discounting congestion control, the message may appear as if it was sent recently. A<text:span text:style-name="T198">ll </text:span>private-key portions of Spot-On <text:span text:style-name="T198">contain timestamps. Most public key portions also contain timestamps, e-mail being an exception. Congestion control and timestamps should provide some resistance against replay attacks.</text:span></text:p>
      <text:p text:style-name="P38">Computing and memory resources are required to prevent the aforementioned attacks.</text:p>
      <text:p text:style-name="P37"/>
      <text:h text:style-name="P123" text:outline-level="1"><text:bookmark-start text:name="__RefHeading___Toc1856_112550698"/>Compilation Process<text:bookmark-end text:name="__RefHeading___Toc1856_112550698"/></text:h>
      <text:p text:style-name="P72">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2">One should then expect results similar to the following.</text:p>
      <text:p text:style-name="P72">date &amp;&amp; sha512sum ./Spot-On ./Spot-On-Kernel</text:p>
      <text:p text:style-name="P72">Fri Jan <text:s/>6 10:27:21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date &amp;&amp; sha512sum ./Spot-On ./Spot-On-Kernel</text:p>
      <text:p text:style-name="P72">Fri Jan <text:s/>6 10:28:47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Non-digest-reproducible builds will generate <text:span text:style-name="T173">distinct</text:span> results.</text:p>
      <text:p text:style-name="P73">date &amp;&amp; sha512sum ./Spot-On ./Spot-On-Kernel</text:p>
      <text:p text:style-name="P73">Fri Jan <text:s/>6 10:30:43 2017</text:p>
      <text:p text:style-name="P73">4ccc44773bd43086941dd26f02b82e2eca7972f768844a544d23c19fedf6ed407911a73af4493c546c9bf94ec60afd69c5e0a646e8f9378c75811f4b4d36ef9e <text:s/>./Spot-On</text:p>
      <text:p text:style-name="P73">90720de4702bd5df97ce1af6ec5fd8ec206b279fecff37200f5bad5849e4e1183131ef7492a3a94f45db648ea415184e1ab89da76e7ca9d493738de37e6a8bb5 <text:s/>./Spot-On-Kernel</text:p>
      <text:p text:style-name="P73">date &amp;&amp; sha512sum ./Spot-On ./Spot-On-Kernel</text:p>
      <text:p text:style-name="P73">Fri Jan <text:s/>6 10:32:10 2017</text:p>
      <text:p text:style-name="P73">ea6275a644d1cd589510907929d8133b9e4557abca8c19aa4523887d0efe2b084f24b80216e5b3c889d23d0071afbac1933b772bae5f7cdbb58bd383be4a4a8e <text:s/>./Spot-On</text:p>
      <text:p text:style-name="P73">51d59a7dccd39a34183eeb200e2658d3d77a24e4ca5facbb9ee95fb8f32dbb7434f2d354342c5d7fefd0104feeda45fad6a9fe33a81ee6cd5cf76619a44932e5 <text:s/>./Spot-On-Kernel</text:p>
      <text:p text:style-name="P73"/>
      <text:h text:style-name="P123"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0">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23"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9">Comparisons that occur within database queries are not guaranteed to be constant-time.</text:span></text:p>
      <text:p text:style-name="P2"/>
      <text:h text:style-name="P125" text:outline-level="1"><text:bookmark-start text:name="__RefHeading___Toc2096_3978727884"/>DTLS<text:bookmark-end text:name="__RefHeading___Toc2096_3978727884"/></text:h>
      <text:p text:style-name="P85">Spot-On supports DTLS <text:span text:style-name="T206">over unicast. Qt version 5.12, or newer, is required.</text:span></text:p>
      <text:p text:style-name="P85"/>
      <text:h text:style-name="P126" text:outline-level="1"><text:bookmark-start text:name="__RefHeading___Toc2395_3948983249"/>Dependencies<text:bookmark-end text:name="__RefHeading___Toc2395_3948983249"/></text:h>
      <text:p text:style-name="P112">Spot-On is an elastic, highly-configurable application.</text:p>
      <text:p text:style-name="P111">Optional <text:span text:style-name="T247">Dependencies</text:span></text:p>
      <text:list xml:id="list2055665270" text:style-name="L4">
        <text:list-item>
          <text:p text:style-name="P149">Bluetooth</text:p>
        </text:list-item>
        <text:list-item>
          <text:p text:style-name="P151">DTLS</text:p>
        </text:list-item>
        <text:list-item>
          <text:p text:style-name="P151">GPGME</text:p>
        </text:list-item>
        <text:list-item>
          <text:p text:style-name="P149">GeoIP</text:p>
        </text:list-item>
        <text:list-item>
          <text:p text:style-name="P149">McEliece</text:p>
        </text:list-item>
        <text:list-item>
          <text:p text:style-name="P149">NTRU</text:p>
        </text:list-item>
        <text:list-item>
          <text:p text:style-name="P152">POSIX Threads</text:p>
        </text:list-item>
        <text:list-item>
          <text:p text:style-name="P149">Poptastic</text:p>
        </text:list-item>
        <text:list-item>
          <text:p text:style-name="P149">SCTP</text:p>
        </text:list-item>
        <text:list-item>
          <text:p text:style-name="P153">WebEngine</text:p>
        </text:list-item>
        <text:list-item>
          <text:p text:style-name="P153">WebKit</text:p>
        </text:list-item>
        <text:list-item>
          <text:p text:style-name="P149">WebSockets</text:p>
        </text:list-item>
      </text:list>
      <text:p text:style-name="P111">Required <text:span text:style-name="T247">Dependencies</text:span></text:p>
      <text:list xml:id="list2788648129" text:style-name="L5">
        <text:list-item>
          <text:p text:style-name="P154">GPGError</text:p>
        </text:list-item>
        <text:list-item>
          <text:p text:style-name="P150">G<text:span text:style-name="T249">c</text:span>rypt</text:p>
        </text:list-item>
        <text:list-item>
          <text:p text:style-name="P154">OpenSSL</text:p>
        </text:list-item>
        <text:list-item>
          <text:p text:style-name="P155">PostgreSQL (<text:span text:style-name="T248">Compilation Only)</text:span></text:p>
        </text:list-item>
        <text:list-item>
          <text:p text:style-name="P156">Qt</text:p>
        </text:list-item>
        <text:list-item>
          <text:p text:style-name="P157">SQLite</text:p>
        </text:list-item>
      </text:list>
      <text:p text:style-name="P111"/>
      <text:h text:style-name="P123" text:outline-level="1"><text:bookmark-start text:name="__RefHeading__816_1754408385"/>Ech<text:span text:style-name="T80">o</text:span><text:bookmark-end text:name="__RefHeading__816_1754408385"/></text:h>
      <text:p text:style-name="P2">Spot-On introduced the Echo. The Echo is a malleable <text:span text:style-name="T81">concept</text:span>. That is, <text:span text:style-name="T81">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23" text:outline-level="1"><text:bookmark-start text:name="__RefHeading__651_817640049"/>Echo Public Key Sharing<text:bookmark-end text:name="__RefHeading__651_817640049"/></text:h>
      <text:p text:style-name="P6">The Echo Public Key Sharing construct was introduced by Mr. <text:span text:style-name="T68">Schmidt</text:span>. It is an elegant compliment to the Echo. The concept may be summarized as follows:</text:p>
      <text:list xml:id="list361413636" text:style-name="L6">
        <text:list-item>
          <text:p text:style-name="P141">A community is created. The community is defined by a pair of authentication and encryption keys. The keys are derived via the PBKDF2 function.</text:p>
        </text:list-item>
        <text:list-item>
          <text:p text:style-name="P142">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23"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2">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0">One important</text:span> difference between e-mail institutions and e-mail post offices is that post offices require the distribution of public keys.</text:p>
      <text:p text:style-name="P2"/>
      <text:h text:style-name="P123" text:outline-level="1"><text:bookmark-start text:name="__RefHeading___Toc649_890794201"/>Electronic Mail Forward Secrecy<text:bookmark-end text:name="__RefHeading___Toc649_890794201"/></text:h>
      <text:p text:style-name="P30">This section briefly describes a two-step <text:span text:style-name="T21">communication </text:span>process for establishing forward secrecy in Spot-On e-mail. <text:span text:style-name="T27">We assume a hybrid scheme with respect to public key encryption.</text:span></text:p>
      <text:p text:style-name="P30">Assumptions:</text:p>
      <text:list xml:id="list85663362" text:style-name="L7">
        <text:list-item>
          <text:p text:style-name="P158">Permanent public key pairs have been exchanged correctly.</text:p>
        </text:list-item>
        <text:list-item>
          <text:p text:style-name="P158">The <text:span text:style-name="T30">respective </text:span>kernel<text:span text:style-name="T29">s</text:span> remain active during the <text:span text:style-name="T24">exchange</text:span> <text:span text:style-name="T224">window</text:span>.</text:p>
        </text:list-item>
      </text:list>
      <text:p text:style-name="P40">Protocol:</text:p>
      <text:list xml:id="list1264374616" text:style-name="L8">
        <text:list-item>
          <text:p text:style-name="P159">Participant A generates a<text:span text:style-name="T31">n ephemeral</text:span> public key <text:span text:style-name="T18">pair</text:span>. <text:span text:style-name="T25">The key pair's attributes are configurable. </text:span>If the kernel is deactivated <text:span text:style-name="T26">after the key pair is generated</text:span>, the <text:span text:style-name="T26">key </text:span>pair is discarded and the protoco<text:span text:style-name="T19">l is terminated.</text:span></text:p>
        </text:list-item>
        <text:list-item>
          <text:p text:style-name="P159"><text:span text:style-name="T23">Participant </text:span>A transmits the <text:span text:style-name="T31">ephemeral public </text:span>key to B. The <text:span text:style-name="T31">key</text:span> is<text:span text:style-name="T25"> </text:span>encrypted with B's permanent encryption public key and <text:span text:style-name="T19">optionally </text:span>signed with A's permanent <text:span text:style-name="T22">private</text:span> <text:span text:style-name="T25">signature </text:span>key.</text:p>
        </text:list-item>
        <text:list-item>
          <text:p text:style-name="P159">B receives the <text:span text:style-name="T19">public</text:span> key and <text:span text:style-name="T19">optionally </text:span>verifies the signature. <text:span text:style-name="T19">If B requires a valid signature but one is not provided, the protocol is terminated.</text:span></text:p>
        </text:list-item>
        <text:list-item>
          <text:p text:style-name="P159">B generates private authentication and encryption keys. The keys are recorded locally.</text:p>
        </text:list-item>
        <text:list-item>
          <text:p text:style-name="P159">Using the <text:span text:style-name="T31">ephemeral</text:span> <text:span text:style-name="T25">public </text:span>encryption key, B <text:span text:style-name="T19">transfers the keys to A. The complete bundle is encrypted with A's permanent encryption public key and optionally signed with B's permanent private signature key.</text:span></text:p>
        </text:list-item>
        <text:list-item>
          <text:p text:style-name="P160"><text:span text:style-name="T23">Participant </text:span>A receives the bundle and optionally verifies the signature. If A requires a valid signature but one is not provided, the protocol <text:span text:style-name="T20">is </text:span>terminate<text:span text:style-name="T20">d</text:span>.</text:p>
        </text:list-item>
      </text:list>
      <text:p text:style-name="P41">The <text:span text:style-name="T31">session </text:span>keys generated in the fourth step may remain in use until one of the parties decides to establish new <text:span text:style-name="T31">session </text:span>keys.</text:p>
      <text:p text:style-name="P42">Signatures are required over the Poptastic transport.</text:p>
      <text:p text:style-name="P42"/>
      <text:h text:style-name="P123"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4">Authentication</text:span> and <text:span text:style-name="T74">encryption</text:span> occur as follows:</text:p>
      <text:list xml:id="list3062199005" text:style-name="L9">
        <text:list-item>
          <text:p text:style-name="P162">If the size of the original data is less than the specified cipher's block size, the original data is re-sized such that its new size is identical to the cipher's block size. A zero-byte pad is applied.</text:p>
        </text:list-item>
        <text:list-item>
          <text:p text:style-name="P161">Append the size of the original data to the <text:span text:style-name="T75">potentially-padded</text:span> container.</text:p>
        </text:list-item>
        <text:list-item>
          <text:p text:style-name="P161">Encrypt the augmented data via the selected cipher and specified mode.</text:p>
        </text:list-item>
        <text:list-item>
          <text:p text:style-name="P161">Compute a keyed-hash of the encrypted container.</text:p>
        </text:list-item>
        <text:list-item>
          <text:p text:style-name="P161">Concatenate the hash output with the encrypted data, H<text:span text:style-name="T1">Hash Key</text:span>(E<text:span text:style-name="T1">Encryption Key</text:span>(Data || <text:span text:style-name="T136">Random || </text:span>Size(Data))) || E<text:span text:style-name="T1">Encryption Key</text:span>(Data || <text:span text:style-name="T136">Random || </text:span>Size(Data)).</text:p>
        </text:list-item>
      </text:list>
      <text:p text:style-name="Text_20_body">Spot-On also includes a mechanism for re-encoding data if new authentication and encryption keys are desired.</text:p>
      <text:p text:style-name="P43"/>
      <text:h text:style-name="P123" text:outline-level="1"><text:bookmark-start text:name="__RefHeading__603_490309552"/>File Encryption<text:bookmark-end text:name="__RefHeading__603_490309552"/></text:h>
      <text:p text:style-name="P10">Spot-On includes a simple file encryption application. <text:span text:style-name="T71">A</text:span> PIN and secret are used for generating authentication and encryption keys. After the initial encryption key is derived and applied, <text:span text:style-name="T144">a </text:span>subsequent encryption key <text:span text:style-name="T144">is</text:span> derived via <text:span text:style-name="T144">a single-round PBKDF2 using the current key as the secret and the encrypted data as the salt. </text:span>Several encryption and hash algorithms are supported as well as various encryption modes. <text:span text:style-name="T211">The keyed hash is a hash of (hash</text:span><text:span text:style-name="T14">1</text:span><text:span text:style-name="T211"> || hash</text:span><text:span text:style-name="T14">2</text:span><text:span text:style-name="T211"> || … || hash</text:span><text:span text:style-name="T14">n</text:span><text:span text:style-name="T211">).</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9">Byte 0: 0 – unsigned file, 1 – signed file</text:p>
          </table:table-cell>
          <table:table-cell table:style-name="Table1.A1" office:value-type="string">
            <text:p text:style-name="P19">Bytes 1 – 64: keyed hash or 64 bytes of zeros</text:p>
          </table:table-cell>
          <table:table-cell table:style-name="Table1.C1" office:value-type="string">
            <text:p text:style-name="P19">Bytes 65 – EOF: encrypted data</text:p>
          </table:table-cell>
        </table:table-row>
      </table:table>
      <text:p text:style-name="P97"/>
      <text:h text:style-name="P127" text:outline-level="1"><text:bookmark-start text:name="__RefHeading___Toc2207_2542018587"/>Forward Secrecy<text:bookmark-end text:name="__RefHeading___Toc2207_2542018587"/></text:h>
      <text:p text:style-name="P98">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xml:id="list4102693350" text:style-name="L10">
        <text:list-item>
          <text:p text:style-name="P163"><text:span text:style-name="T221">An</text:span> operator initiates a Forward Secrecy request. <text:span text:style-name="T219">Public key options are offered.</text:span></text:p>
        </text:list-item>
        <text:list-item>
          <text:p text:style-name="P164">A<text:span text:style-name="T220">n ephemeral</text:span> private and public key pair is generated and recorded in the <text:span text:style-name="T223">initiating peer’s k</text:span>ernel’s address space.</text:p>
        </text:list-item>
        <text:list-item>
          <text:p text:style-name="P164">A <text:span text:style-name="T217">bundle which includes the ephemeral Forward Secrecy public key is created. If required, a signature is included in the bundle.</text:span></text:p>
        </text:list-item>
        <text:list-item>
          <text:p text:style-name="P165">The bundle is transferred to the destination peer.</text:p>
        </text:list-item>
        <text:list-item>
          <text:p text:style-name="P164">Upon receiving a valid Forward Secrecy request, the destination peer <text:span text:style-name="T218">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166">The private-key information is bundled, signed if necessary, and transferred to the initiating peer.</text:p>
        </text:list-item>
        <text:list-item>
          <text:p text:style-name="P167">Upon receiving a valid Forward Secrecy response, the initiating peer deciphers the private-key bundle using the ephemeral private key and locally records the private-key information.</text:p>
        </text:list-item>
        <text:list-item>
          <text:p text:style-name="P168">The ephemeral private and public key pair is discarded from the <text:span text:style-name="T222">initiating peer’s k</text:span>ernel’s address space.</text:p>
        </text:list-item>
      </text:list>
      <text:p text:style-name="P99"/>
      <text:h text:style-name="P123" text:outline-level="1"><text:bookmark-start text:name="__RefHeading___Toc1120_495770474"/>Fragmented StarBeams<text:bookmark-end text:name="__RefHeading___Toc1120_495770474"/></text:h>
      <text:p text:style-name="P45"><text:span text:style-name="T82">Fragmented StarBeams </text:span>allow for the fragmentation of a mosaic (file) into a number of N unique pulses, where N is the number of <text:span text:style-name="T79">active network </text:span>connections. The standard <text:span text:style-name="T83">StarBeam</text:span> transfers <text:span text:style-name="T127">copies of </text:span>a particular pulse over each network connection.</text:p>
      <text:p text:style-name="P45"/>
      <text:h text:style-name="P128" text:outline-level="1"><text:bookmark-start text:name="__RefHeading___Toc2273_505656901"/>GPG<text:bookmark-end text:name="__RefHeading___Toc2273_505656901"/></text:h>
      <text:p text:style-name="P102">Spot-On supports GPG via Rosetta. Decryption, encryption, signing, and signature verification are included.</text:p>
      <text:list xml:id="list3535246265" text:style-name="L11">
        <text:list-item>
          <text:p text:style-name="P169">GPG public keys may be imported via Spot-On. If GPG keys are removed from Spot-On, their corresponding entries in the local keyring are also removed.</text:p>
        </text:list-item>
        <text:list-item>
          <text:p text:style-name="P169">Digital signatures are optional.</text:p>
        </text:list-item>
        <text:list-item>
          <text:p text:style-name="P170">Removal of GPG keys from the local keyring will not percolate to Spot-On.</text:p>
        </text:list-item>
        <text:list-item>
          <text:p text:style-name="P169">Spot-On does not retain private GPG keys.</text:p>
        </text:list-item>
        <text:list-item>
          <text:p text:style-name="P169">Spot-On is not responsible for generating GPG keys.</text:p>
        </text:list-item>
      </text:list>
      <text:p text:style-name="P103"/>
      <text:h text:style-name="P123"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1312141719" text:style-name="L12">
        <text:list-item>
          <text:p text:style-name="P143">Generate a cryptographic salt. The size of the salt is configurable.</text:p>
        </text:list-item>
        <text:list-item>
          <text:p text:style-name="P143">Derive a temporary key via the PBKDF2 function. The hash algorithm, iteration count, passphrase (question/answer), and salt are input parameters to the function. All of the aforementioned parameters are configurable.</text:p>
        </text:list-item>
        <text:list-item>
          <text:p text:style-name="P143">Using the temporary key from the previous step, derive a new key via the PBKDF2 function. The previous parameters are also used, however, the temporary key replaces the passphrase (question/answer).</text:p>
        </text:list-item>
        <text:list-item>
          <text:p text:style-name="P143">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29" text:outline-level="1"><text:bookmark-start text:name="__RefHeading__210_12748797131"/>Human Proxies<text:bookmark-end text:name="__RefHeading__210_12748797131"/></text:h>
      <text:p text:style-name="P120">Introduced in early 2023, the Human Proxies project is another interesting aspect of the serendipitous Echo. Let’s begin.</text:p>
      <text:p text:style-name="P120">Suppose A, B, and C are three participants. Also suppose that A is paired with B and C. Now suppose that B <text:span text:style-name="T265">is </text:span><text:span text:style-name="T259">an optional human proxy</text:span>. Optional because B may optionally place itself with <text:span text:style-name="T256">the</text:span> responsibility <text:span text:style-name="T256">of being a proxy</text:span>. Now let’s imagine that A wishes to transfer a message to C through B.</text:p>
      <text:p text:style-name="P120">Human Proxies project description follows.</text:p>
      <text:list xml:id="list295593971" text:style-name="L13">
        <text:list-item>
          <text:p text:style-name="P171">A specifies B as a messaging proxy.</text:p>
        </text:list-item>
        <text:list-item>
          <text:p text:style-name="P171">A writes a message to one or more participants, <text:span text:style-name="T257">perhaps even B.</text:span></text:p>
        </text:list-item>
        <text:list-item>
          <text:p text:style-name="P171">For a recipient R, the transmitted message is B(R(M)). R(M) contains some important information. B(…) is a traditional message.</text:p>
        </text:list-item>
        <text:list-item>
          <text:p text:style-name="P171">Once B receives B(R(M)), <text:span text:style-name="T258">it extracts R(M) through the traditional Spot-On mechanisms and detects that R(M) is present. How? R(M) contains a special keyed digest which B detects.</text:span></text:p>
        </text:list-item>
        <text:list-item>
          <text:p text:style-name="P172">Because R(M) is destined for someone else, B <text:span text:style-name="T261">completes</text:span> it<text:span text:style-name="T260">s</text:span> interpretation of R(M) and transfers <text:span text:style-name="T262">a trimmed version of R(M), say R’(M),</text:span> to its neighbors.</text:p>
        </text:list-item>
        <text:list-item>
          <text:p text:style-name="P172">R’(M) is now a traditional message within an Echo network. <text:span text:style-name="T266">R(M) </text:span><text:span text:style-name="T267">is a </text:span><text:span text:style-name="T266">message created by </text:span><text:span text:style-name="T269">A while R’(M) is a message created by </text:span><text:span text:style-name="T266">B. </text:span><text:span text:style-name="T269">R(M) and R’(M) contain </text:span><text:span text:style-name="T271">the</text:span><text:span text:style-name="T269"> identical message M.</text:span></text:p>
        </text:list-item>
      </text:list>
      <text:p text:style-name="P121">Let’s consider some interesting aspects of the Human Proxies project.</text:p>
      <text:list xml:id="list940664618" text:style-name="L14">
        <text:list-item>
          <text:p text:style-name="P173">Although not implemented, Human Proxies may be further enhanced. For example, B may transform R’(M) into V(R’(M)) where V is B’s proxy.</text:p>
        </text:list-item>
        <text:list-item>
          <text:p text:style-name="P173">Aside <text:span text:style-name="T264">from </text:span>timing analysis, an observer will believe that A’<text:span text:style-name="T263">s</text:span> message, B(R(M)), is intended for B. The actual message R(M), <text:span text:style-name="T263">however,</text:span> is intended for <text:span text:style-name="T263">C.</text:span></text:p>
        </text:list-item>
        <text:list-item>
          <text:p text:style-name="P174">B cannot read C’s message.</text:p>
        </text:list-item>
        <text:list-item>
          <text:p text:style-name="P174"><text:span text:style-name="T272">B does not know that C is the recipient.</text:span></text:p>
        </text:list-item>
        <text:list-item>
          <text:p text:style-name="P173">In our example, B and C are <text:span text:style-name="T273">not </text:span><text:span text:style-name="T268">paired and are therefore </text:span>not aware of one another.</text:p>
        </text:list-item>
      </text:list>
      <text:p text:style-name="P121"/>
      <text:h text:style-name="P123" text:outline-level="1"><text:bookmark-start text:name="__RefHeading__210_1274879713"/>Hybrid System<text:bookmark-end text:name="__RefHeading__210_1274879713"/></text:h>
      <text:p text:style-name="P8">Spot-On implements a hybrid system for authenticity and confidentiality. <text:span text:style-name="T72">P</text:span>er-message authentication and encryption keys <text:span text:style-name="T72">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3">T</text:span>he <text:span text:style-name="T73">private </text:span>keys are encapsulated via the public key system. An additional mechanism allows <text:span text:style-name="T73">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30" text:outline-level="1"><text:bookmark-start text:name="__RefHeading___Toc2262_74794747"/>Kernel<text:bookmark-end text:name="__RefHeading___Toc2262_74794747"/></text:h>
      <text:p text:style-name="P109"><text:span text:style-name="T241">The Spot-On Kernel is an independent process </text:span><text:span text:style-name="T225">which is </text:span><text:span text:style-name="T241">responsible for most of the network activities of Spot-On. The kernel may be launched via a terminal </text:span><text:span text:style-name="T226">and </text:span><text:span text:style-name="T241">the </text:span><text:span text:style-name="T240">operator</text:span><text:span text:style-name="T241"> interface. In general, many of the activities of Spot-On do not require the presence of a </text:span><text:span text:style-name="T240">operator</text:span><text:span text:style-name="T241"> interface.</text:span></text:p>
      <text:p text:style-name="P101"/>
      <text:h text:style-name="P123" text:outline-level="1"><text:bookmark-start text:name="__RefHeading___Toc1332_384061765"/>Local Private Application Interfaces (<text:span text:style-name="T214">Patch Points)</text:span><text:bookmark-end text:name="__RefHeading___Toc1332_384061765"/></text:h>
      <text:p text:style-name="P31">Spot-On supports the concept of local private application interfaces. The interfaces allow networked applications to stream <text:span text:style-name="T130">authenticated and encrypted </text:span>data through a Spot-On network. <text:span text:style-name="T140">Application-native cryptographic capabilities are not required. </text:span>A local listener, such as 127.0.0.1:4710, <text:span text:style-name="T128">should</text:span> be defined per application. Once defined, credentials may be prepared for the listener. Let’s review:</text:p>
      <text:list xml:id="list1566070893" text:style-name="L15">
        <text:list-item>
          <text:p text:style-name="P175">Decide <text:span text:style-name="T129">on </text:span>the interface of the application. That is, Bluetooth, TCP, etc. <text:span text:style-name="T129">Does it require SSL/TLS?</text:span></text:p>
        </text:list-item>
        <text:list-item>
          <text:p text:style-name="P175">Create a local private listener, say 127.0.0.1:4710.</text:p>
        </text:list-item>
        <text:list-item>
          <text:p text:style-name="P175">Enable the pass-through setting on the listener.</text:p>
        </text:list-item>
        <text:list-item>
          <text:p text:style-name="P175">Prepare the pseudo-private credentials via a context menu.</text:p>
        </text:list-item>
        <text:list-item>
          <text:p text:style-name="P175">Distribute the credentials to your partners. Remember, these are not necessarily private credentials. However, let’s consider them as such.</text:p>
        </text:list-item>
        <text:list-item>
          <text:p text:style-name="P175">Initiate the Spot-On kernel process.</text:p>
        </text:list-item>
        <text:list-item>
          <text:p text:style-name="P175">Connect your application to the previously-defined listener.</text:p>
        </text:list-item>
      </text:list>
      <text:p text:style-name="P31">Do remember that if Spot-On is on a public network, data will arrive through the public interface<text:span text:style-name="T132">(s)</text:span>. However, your networked application will only receive applicable data; that is, data that was encapsulated by your credentials.</text:p>
      <text:p text:style-name="P46">Please note that listeners may be defined such that remote access is possible. For example, one may define 192.168.178.100:4710. <text:span text:style-name="T193">A similar approach may be used to define private-application neighbors.</text:span></text:p>
      <text:p text:style-name="P47">Some other interestin<text:span text:style-name="T133">g conclusions follow</text:span>.</text:p>
      <text:p text:style-name="P48">Adaptive echoes are not supported on private-application interfaces.</text:p>
      <text:p text:style-name="P47">Applications may not be able to support Spot-On accounts. Therefore, Spot-On accounts are not observed for <text:span text:style-name="T132">private-application</text:span> listeners.</text:p>
      <text:p text:style-name="P47">Echo modes <text:span text:style-name="T131">and lane widths </text:span>are <text:span text:style-name="T141">regarded</text:span>.</text:p>
      <text:p text:style-name="P47">If congestion control becomes an issue, you may wish to prolong the congestion timer.</text:p>
      <text:p text:style-name="P49">Spot-On guarantee<text:span text:style-name="T141">s</text:span> ordered <text:span text:style-name="T134">data </text:span>delivery.</text:p>
      <text:p text:style-name="P50">Strange behavior may occur if multiple applications <text:span text:style-name="T145">share </text:span>a <text:span text:style-name="T194">common</text:span> channel.</text:p>
      <text:p text:style-name="P50"/>
      <text:h text:style-name="P123" text:outline-level="1"><text:bookmark-start text:name="__RefHeading___Toc1246_1817743241"/>McEliece<text:bookmark-end text:name="__RefHeading___Toc1246_1817743241"/></text:h>
      <text:p text:style-name="P51">Spot-On integrates a<text:span text:style-name="T124">n independent and self-contained</text:span> <text:span text:style-name="T154">classical </text:span>McEliece implementation. The implementation is based on the <text:span text:style-name="T146">software and </text:span>writings of Antoon Bosselaers, René Govaerts, Robert McEliece, Bart Preneel, Marek Repka, Christopher Roering, Joos Vandewalle.</text:p>
      <text:p text:style-name="P52">Some general information. Spot-On supports m value 11 and t value<text:span text:style-name="T135"> </text:span>51. <text:span text:style-name="T135">For m = 11 and t = 51</text:span>, k = 1487 and n = 2048. As a result, the message expansion factor is approximately 1.4. <text:span text:style-name="T203">Parameters m = 12 and t = 68 are also provided.</text:span></text:p>
      <text:p text:style-name="P61">A private keys consists of <text:span text:style-name="T123">matrices </text:span>P<text:span text:style-name="T15">-1</text:span><text:span text:style-name="T95"> </text:span><text:span text:style-name="T96">and </text:span><text:span text:style-name="T95">S</text:span><text:span text:style-name="T15">-1</text:span><text:span text:style-name="T95">, </text:span><text:span text:style-name="T96">the code support L, a binary irreducible Goppa polynomial g, and a vector. The matrices </text:span><text:span text:style-name="T97">contain</text:span><text:span text:style-name="T96"> 2048 x 2048 and </text:span><text:span text:style-name="T97">1487 x 1487 entries, respectively. The polynomial contains 51 entries. The vector contains 2048 entries. A total of 6,407,572 entries are required. </text:span><text:span text:style-name="T98">As many as 12,</text:span><text:span text:style-name="T102">873,361</text:span><text:span text:style-name="T98"> bytes may be consumed by a private key. </text:span><text:span text:style-name="T104">Approximately 74 MiB are required for housing six McEliece private keys.</text:span></text:p>
      <text:p text:style-name="P69"><text:span text:style-name="T95">A public key consists of matrix </text:span><text:span text:style-name="T110">Ĝ</text:span><text:span text:style-name="T95"> and t. A total of </text:span><text:span text:style-name="T100">1487 x 2048, or </text:span><text:span text:style-name="T95">3,045,376, entries are required. </text:span><text:span text:style-name="T101">As many as </text:span><text:span text:style-name="T99">6,093,750 bytes </text:span><text:span text:style-name="T101">are </text:span><text:span text:style-name="T103">consumed</text:span><text:span text:style-name="T101">.</text:span></text:p>
      <text:p text:style-name="P12"><text:span text:style-name="T101">I</text:span><text:span text:style-name="T105">ncluded is an interpretation, </text:span><text:span text:style-name="T115">model a, </text:span><text:span text:style-name="T105">of the </text:span><text:span text:style-name="T95">Fujisaki-Okamoto </text:span><text:span text:style-name="T105">conversion. Please see </text:span><text:a xlink:type="simple" xlink:href="https://www.emsec.rub.de/media/attachments/files/2013/03/mastersthesis-hudde-code-based-cryptography-library.pdf" text:style-name="Internet_20_link" text:visited-style-name="Visited_20_Internet_20_Link"><text:span text:style-name="T105">https://www.emsec.rub.de/media/attachments/files/2013/03/mastersthesis-hudde-code-based-cryptography-library.pdf</text:span></text:a><text:span text:style-name="T105"> for more details. The key streams referenced in the aforementioned paper are generated via single-round PBKDF2 and SHA-</text:span><text:span text:style-name="T122">256</text:span><text:span text:style-name="T105">. </text:span><text:span text:style-name="T106">The generated </text:span><text:span text:style-name="T122">32</text:span><text:span text:style-name="T106">-byte salts are transferred as clear text. </text:span><text:span text:style-name="T114">Computation errors abort the processes.</text:span></text:p>
      <text:p text:style-name="P68"><text:span text:style-name="T106">D</text:span><text:span text:style-name="T95">ecryption</text:span></text:p>
      <text:list xml:id="list506006955" text:style-name="L16">
        <text:list-item>
          <text:p text:style-name="P176"><text:span text:style-name="T95">Decrypt, via McEliece, c</text:span><text:span text:style-name="T1">1</text:span><text:span text:style-name="T95"> </text:span><text:span text:style-name="T107">to obtain the original message m.</text:span></text:p>
        </text:list-item>
        <text:list-item>
          <text:p text:style-name="P176"><text:span text:style-name="T108">C</text:span><text:span text:style-name="T95">ompute the original error vector e via e = c</text:span><text:span text:style-name="T1">1</text:span><text:span text:style-name="T95"> – m </text:span><text:span text:style-name="T109">*</text:span><text:span text:style-name="T95"> </text:span><text:span text:style-name="T110">Ĝ</text:span><text:span text:style-name="T95">.</text:span></text:p>
        </text:list-item>
        <text:list-item>
          <text:p text:style-name="P177">Compute the <text:span text:style-name="T202">SHA</text:span>-<text:span text:style-name="T202">256</text:span> digest of <text:span text:style-name="T159">e</text:span>.</text:p>
        </text:list-item>
        <text:list-item>
          <text:p text:style-name="P185"><text:span text:style-name="T95">Apply the previously-computed digest to a single round of the PBKDF2 function. The generated key stream, </text:span><text:span text:style-name="T112">k</text:span><text:span text:style-name="T5">2</text:span><text:span text:style-name="T95">, will contain 1488 bits of which the first 1487 will be consumed in the following computation. The </text:span><text:span text:style-name="T122">32</text:span><text:span text:style-name="T95">-byte salt, s</text:span><text:span text:style-name="T1">2</text:span><text:span text:style-name="T95">, is provided to PBKDF2.</text:span></text:p>
        </text:list-item>
        <text:list-item>
          <text:p text:style-name="P186"><text:span text:style-name="T95">Compute mcar = c</text:span><text:span text:style-name="T1">2</text:span><text:span text:style-name="T95"> xor </text:span><text:span text:style-name="T112">k</text:span><text:span text:style-name="T6">2</text:span><text:span text:style-name="T95">.</text:span></text:p>
        </text:list-item>
        <text:list-item>
          <text:p text:style-name="P178">Compute the SHA-<text:span text:style-name="T202">256</text:span> digest of e || mcar.</text:p>
        </text:list-item>
        <text:list-item>
          <text:p text:style-name="P187"><text:span text:style-name="T95">Apply the previously-computed digest to a single round of the PBKDF2 function. The generated key stream, </text:span><text:span text:style-name="T112">k</text:span><text:span text:style-name="T6">1</text:span><text:span text:style-name="T95">, will contain 1488 bits of which the first 1487 will be consumed in the following computation. The </text:span><text:span text:style-name="T122">32</text:span><text:span text:style-name="T95">-byte salt, s</text:span><text:span text:style-name="T1">1</text:span><text:span text:style-name="T95">, is provided to PBKDF2.</text:span></text:p>
        </text:list-item>
        <text:list-item>
          <text:p text:style-name="P188"><text:span text:style-name="T95">Verify that c</text:span><text:span text:style-name="T1">1</text:span><text:span text:style-name="T95"> = </text:span><text:span text:style-name="T113">k</text:span><text:span text:style-name="T8">1</text:span><text:span text:style-name="T95"> </text:span><text:span text:style-name="T109">*</text:span><text:span text:style-name="T111"> </text:span><text:span text:style-name="T110">Ĝ</text:span><text:span text:style-name="T95"> + e.</text:span></text:p>
        </text:list-item>
      </text:list>
      <text:p text:style-name="P63">Encryption</text:p>
      <text:list xml:id="list3401336303" text:style-name="L17">
        <text:list-item>
          <text:p text:style-name="P179">Generate a random vector e of length n. <text:span text:style-name="T167">The vector e will contain t randomly-dispersed ones</text:span>.</text:p>
        </text:list-item>
        <text:list-item>
          <text:p text:style-name="P180">Compute the SHA-<text:span text:style-name="T202">256</text:span> digest of e || m, where m is the <text:span text:style-name="T160">original</text:span> message.</text:p>
        </text:list-item>
        <text:list-item>
          <text:p text:style-name="P180">Apply the previously-computed digest to a single round of the PBKDF2 function. The generated key stream, <text:span text:style-name="T161">k</text:span><text:span text:style-name="T7">1</text:span>, will contain 1488 bits of which the first 1487 will be consumed in the following computation. <text:span text:style-name="T155">A 32-byte weakly-derived salt, s</text:span><text:span text:style-name="T4">1</text:span><text:span text:style-name="T155">, is provided to PBKDF2.</text:span></text:p>
        </text:list-item>
        <text:list-item>
          <text:p text:style-name="P181"><text:soft-page-break/>Compute c<text:span text:style-name="T1">1</text:span> = <text:span text:style-name="T162">k</text:span><text:span text:style-name="T8">1</text:span> <text:span text:style-name="T156">*</text:span><text:span text:style-name="T158"> </text:span><text:span text:style-name="T157">Ĝ</text:span> + e.</text:p>
        </text:list-item>
        <text:list-item>
          <text:p text:style-name="P180">Compute the SHA-<text:span text:style-name="T202">256</text:span> digest of e.</text:p>
        </text:list-item>
        <text:list-item>
          <text:p text:style-name="P180">Apply the previously-computed digest to a single round of the PBKDF2 function. The generated key stream, <text:span text:style-name="T163">k</text:span><text:span text:style-name="T9">2</text:span>, will contain 1488 bits of which the first 1487 will be consumed in the following <text:span text:style-name="T155">computation</text:span>. <text:span text:style-name="T155">A 32-byte weakly-derived salt, s</text:span><text:span text:style-name="T4">2</text:span><text:span text:style-name="T155">, is provided to PBKDF2.</text:span></text:p>
        </text:list-item>
        <text:list-item>
          <text:p text:style-name="P182">Compute c<text:span text:style-name="T1">2</text:span> = <text:span text:style-name="T164">k</text:span><text:span text:style-name="T10">2</text:span> <text:span text:style-name="T155">xor</text:span> m.</text:p>
        </text:list-item>
        <text:list-item>
          <text:p text:style-name="P180">Transfer c<text:span text:style-name="T1">1</text:span>, c<text:span text:style-name="T1">2</text:span>, s<text:span text:style-name="T1">1</text:span>, and s<text:span text:style-name="T1">2</text:span>.</text:p>
        </text:list-item>
      </text:list>
      <text:p text:style-name="P64"><text:span text:style-name="T168">Included is an interpretation, model b, of the </text:span>Fujisaki-Okamoto <text:span text:style-name="T169">conversion. Please see </text:span><text:a xlink:type="simple" xlink:href="https://www.emsec.rub.de/media/attachments/files/2013/03/mastersthesis-hudde-code-based-cryptography-library.pdf" text:style-name="Internet_20_link" text:visited-style-name="Visited_20_Internet_20_Link"><text:span text:style-name="T169">https://www.emsec.rub.de/media/attachments/files/2013/03/mastersthesis-hudde-code-based-cryptography-library.pdf</text:span></text:a><text:span text:style-name="T169"> for more details. The key streams referenced in the aforementioned paper are generated via SHAKE-256. libgcrypt 1.7.0 or newer is required. Computation errors abort the processes.</text:span></text:p>
      <text:p text:style-name="P67">Decryption</text:p>
      <text:list xml:id="list2881007612" text:style-name="L18">
        <text:list-item>
          <text:p text:style-name="P144"><text:span text:style-name="T111">Decrypt, via McEliece, c</text:span><text:span text:style-name="T11">1</text:span><text:span text:style-name="T111"> </text:span><text:span text:style-name="T107">to obtain the original message m.</text:span></text:p>
        </text:list-item>
        <text:list-item>
          <text:p text:style-name="P144"><text:span text:style-name="T108">C</text:span><text:span text:style-name="T111">ompute the original error vector e via e = c</text:span><text:span text:style-name="T11">1</text:span><text:span text:style-name="T111"> – m </text:span><text:span text:style-name="T109">*</text:span><text:span text:style-name="T111"> </text:span><text:span text:style-name="T110">Ĝ</text:span><text:span text:style-name="T111">.</text:span></text:p>
        </text:list-item>
        <text:list-item>
          <text:p text:style-name="P144"><text:span text:style-name="T107">Compute the SHA</text:span><text:span text:style-name="T121">KE</text:span><text:span text:style-name="T107">-</text:span><text:span text:style-name="T121">256</text:span><text:span text:style-name="T107"> digest of </text:span><text:span text:style-name="T116">e</text:span><text:span text:style-name="T107">. </text:span><text:span text:style-name="T117">The generated key stream, </text:span><text:span text:style-name="T112">k</text:span><text:span text:style-name="T5">2</text:span><text:span text:style-name="T117">, will contain 1488 bits of which the first 1487 will be consumed in the following computation.</text:span></text:p>
        </text:list-item>
        <text:list-item>
          <text:p text:style-name="P144"><text:span text:style-name="T118">Compute mcar = c</text:span><text:span text:style-name="T12">2</text:span><text:span text:style-name="T118"> xor </text:span><text:span text:style-name="T112">k</text:span><text:span text:style-name="T6">2</text:span><text:span text:style-name="T118">.</text:span></text:p>
        </text:list-item>
        <text:list-item>
          <text:p text:style-name="P144"><text:span text:style-name="T119">Compute the SHA</text:span><text:span text:style-name="T121">KE</text:span><text:span text:style-name="T119">-</text:span><text:span text:style-name="T121">256</text:span><text:span text:style-name="T119"> digest of e || mcar. The generated key stream, </text:span><text:span text:style-name="T112">k</text:span><text:span text:style-name="T6">1</text:span><text:span text:style-name="T119">, will contain 1488 bits of which the first 1487 will be consumed in the following computation.</text:span></text:p>
        </text:list-item>
        <text:list-item>
          <text:p text:style-name="P144"><text:span text:style-name="T120">Verify that c</text:span><text:span text:style-name="T13">1</text:span><text:span text:style-name="T120"> = </text:span><text:span text:style-name="T113">k</text:span><text:span text:style-name="T8">1</text:span><text:span text:style-name="T120"> </text:span><text:span text:style-name="T109">*</text:span><text:span text:style-name="T111"> </text:span><text:span text:style-name="T110">Ĝ</text:span><text:span text:style-name="T120"> + e.</text:span></text:p>
        </text:list-item>
      </text:list>
      <text:p text:style-name="P66">Encryption</text:p>
      <text:list xml:id="list3334698676" text:style-name="L19">
        <text:list-item>
          <text:p text:style-name="P184">Generate a random vector e of length n. The vector e will contain t randomly-dispersed ones.</text:p>
        </text:list-item>
        <text:list-item>
          <text:p text:style-name="P183">Compute the SHA<text:span text:style-name="T170">KE</text:span>-<text:span text:style-name="T170">256</text:span> digest of e || m, where m is the <text:span text:style-name="T160">original</text:span> message. The generated key stream, <text:span text:style-name="T161">k</text:span><text:span text:style-name="T7">1</text:span>, will contain 1488 bits of which the first 1487 will be consumed in the following computation.</text:p>
        </text:list-item>
        <text:list-item>
          <text:p text:style-name="P183">Compute c<text:span text:style-name="T1">1</text:span> = <text:span text:style-name="T162">k</text:span><text:span text:style-name="T8">1</text:span> <text:span text:style-name="T156">*</text:span><text:span text:style-name="T158"> </text:span><text:span text:style-name="T157">Ĝ</text:span> + e.</text:p>
        </text:list-item>
        <text:list-item>
          <text:p text:style-name="P183">Compute the SHA<text:span text:style-name="T171">KE</text:span>-<text:span text:style-name="T171">256</text:span> digest of e. The generated key stream, <text:span text:style-name="T163">k</text:span><text:span text:style-name="T9">2</text:span>, will contain 1488 bits of which the first 1487 will be consumed in the following <text:span text:style-name="T155">computation</text:span>.</text:p>
        </text:list-item>
        <text:list-item>
          <text:p text:style-name="P183">Compute c<text:span text:style-name="T1">2</text:span> = <text:span text:style-name="T164">k</text:span><text:span text:style-name="T10">2</text:span> <text:span text:style-name="T155">xor</text:span> m.</text:p>
        </text:list-item>
        <text:list-item>
          <text:p text:style-name="P183">Transfer c<text:span text:style-name="T1">1</text:span> <text:span text:style-name="T171">and </text:span>c<text:span text:style-name="T1">2</text:span>.</text:p>
        </text:list-item>
      </text:list>
      <text:p text:style-name="P65"/>
      <text:h text:style-name="P131" text:outline-level="1"><text:bookmark-start text:name="__RefHeading___Toc2111_2506952086"/>Multicasting<text:bookmark-end text:name="__RefHeading___Toc2111_2506952086"/></text:h>
      <text:p text:style-name="P87"><text:bookmark-start text:name="__RefHeading___Toc2113_2506952086"/>UDP multicasting is available via neighbors. UDP multicast listeners are not necessary. Sample UDP multicast address: 239.255.43.21.<text:bookmark-end text:name="__RefHeading___Toc2113_2506952086"/></text:p>
      <text:h text:style-name="P189" text:outline-level="1"/>
      <text:h text:style-name="P123" text:outline-level="1"><text:bookmark-start text:name="__RefHeading__299_1157459078"/>Multiple Devices<text:bookmark-end text:name="__RefHeading__299_1157459078"/></text:h>
      <text:p text:style-name="P32">Spot-On allows identical representations of individual nodes across multiple devices. For example, one may configure a node on one device and copy the configuration to another device.</text:p>
      <text:p text:style-name="P32"/>
      <text:h text:style-name="P123" text:outline-level="1"><text:bookmark-start text:name="__RefHeading___Toc1195_307987230"/>Non-Volatile Congestion Control <text:span text:style-name="T92">Memory</text:span><text:bookmark-end text:name="__RefHeading___Toc1195_307987230"/></text:h>
      <text:p text:style-name="P28">Limited-memory devices may benefit from non-volatile congestion-control storage. Spot-On provides a mode where message digests are <text:span text:style-name="T143">temporarily </text:span>stored <text:span text:style-name="T143">i</text:span>n <text:span text:style-name="T143">a </text:span>local <text:span text:style-name="T143">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8"/>
      <text:h text:style-name="P123" text:outline-level="1"><text:bookmark-start text:name="__RefHeading___Toc1209_1984784944"/>NTL<text:bookmark-end text:name="__RefHeading___Toc1209_1984784944"/></text:h>
      <text:p text:style-name="P29">The NTL library is required if the McEliece cryptographic system is desired. A modified form of the library’<text:span text:style-name="T93">s source</text:span> is included <text:span text:style-name="T93">in the source repository</text:span>. The modifications <text:span text:style-name="T94">include the </text:span>remov<text:span text:style-name="T94">al</text:span> <text:span text:style-name="T94">of </text:span>GMP support and <text:span text:style-name="T94">the </text:span>resol<text:span text:style-name="T94">ution of</text:span> some compiler warnings. On OS X, Homebrew should be used to install the library and its dependencies. Generally, brew install ntl. <text:span text:style-name="T199">If Spot-On is prepared via spot-on.qt5.pro, </text:span>a <text:span text:style-name="T125">shared</text:span> form of the library <text:span text:style-name="T199">will be prepared</text:span>. <text:span text:style-name="T93">The initial preparation process may require a significant time to complete. NTL source is available at </text:span><text:a xlink:type="simple" xlink:href="http://www.shoup.net/ntl" text:style-name="Internet_20_link" text:visited-style-name="Visited_20_Internet_20_Link"><text:span text:style-name="T93">http</text:span></text:a><text:a xlink:type="simple" xlink:href="http://www.shoup.net/ntl" text:style-name="Internet_20_link" text:visited-style-name="Visited_20_Internet_20_Link"><text:span text:style-name="T246">s</text:span></text:a><text:a xlink:type="simple" xlink:href="http://www.shoup.net/ntl" text:style-name="Internet_20_link" text:visited-style-name="Visited_20_Internet_20_Link"><text:span text:style-name="T93">://www.shoup.net/ntl</text:span></text:a><text:span text:style-name="T93">. Newer compilers may support NTL’s exceptions implementation. Please see the DoConfig file. Please read the Documentation/MCELIECE document for additional information.</text:span></text:p>
      <text:p text:style-name="P29"/>
      <text:h text:style-name="P132" text:outline-level="1"><text:bookmark-start text:name="__RefHeading___Toc2298_2908363741"/>Other Options<text:bookmark-end text:name="__RefHeading___Toc2298_2908363741"/></text:h>
      <text:p text:style-name="P104">This page will document miscellaneous options.</text:p>
      <text:p text:style-name="P104">MAXIMUM_KERNEL_WEB_SERVER_SOCKET_<text:span text:style-name="T231">READ_</text:span>BUFFER_SIZE</text:p>
      <text:p text:style-name="P115"><text:span text:style-name="T230">Preferred </text:span><text:span text:style-name="T232">read </text:span><text:span text:style-name="T233">buffer</text:span><text:span text:style-name="T230"> size of a Web server socket. Defaults to 4096 bytes. </text:span><text:span text:style-name="T234">A value </text:span><text:span text:style-name="T236">less than or equal to zero </text:span><text:span text:style-name="T234">sets an unlimited </text:span><text:span text:style-name="T237">buffer </text:span><text:span text:style-name="T234">size. </text:span><text:span text:style-name="T230">Be careful.</text:span></text:p>
      <text:p text:style-name="P115">P2P_SERVERLESS_CONNECT_INTERVAL_MS</text:p>
      <text:p text:style-name="P116">Server-less peers will attempt to establish TCP connections after the specified number of milliseconds have elapsed. <text:span text:style-name="T253">Defaults to 1 and must be in the range [0, 1500].</text:span></text:p>
      <text:p text:style-name="P104">SMP_PREFERRED_HASH_ALGORITHM</text:p>
      <text:p text:style-name="P104">The preferred hash algorithm for SMP. Defaults to sha512. <text:span text:style-name="T228">Other </text:span>possible value<text:span text:style-name="T228">s: blake2b_512, </text:span>sha3-512, <text:span text:style-name="T228">stribog512, whirlpool</text:span>. The specified value must be supported by the GCRYPT library.</text:p>
      <text:p text:style-name="P104">WEB_SERVER_CERTIFICATE_LIFETIME</text:p>
      <text:p text:style-name="P105"><text:span text:style-name="T227">The number of seconds the Web server’s certificate is valid for. Defaults to </text:span>31536000. <text:span text:style-name="T227">Be careful.</text:span></text:p>
      <text:p text:style-name="P108">WEB_SERVER_HTTP_SO_LINGER</text:p>
      <text:p text:style-name="P108">WEB_SERVER_HTTPS_SO_LINGER</text:p>
      <text:p text:style-name="P108">The TCP SO_LINGER value<text:span text:style-name="T238">s</text:span> for the Web server’s <text:span text:style-name="T239">listening </text:span>sockets. <text:span text:style-name="T252">A value of -1 disables the feature.</text:span></text:p>
      <text:p text:style-name="P105">WEB_SERVER_KEY_SIZE</text:p>
      <text:p text:style-name="P106">The Web server’s key size in bits. Defaults to 3072 <text:span text:style-name="T230">bits</text:span>. Be careful.</text:p>
      <text:p text:style-name="P106">WEB_SERVER_SSL_OPTION_DISABLE_SESSION_TICKETS</text:p>
      <text:p text:style-name="P107">Disable or enable the <text:span text:style-name="T235">session tickets of a </text:span>Web <text:span text:style-name="T235">server socket</text:span>. Defaults to true (disable).</text:p>
      <text:p text:style-name="P107"/>
      <text:h text:style-name="P123" text:outline-level="1"><text:bookmark-start text:name="__RefHeading___Toc1036_18893826"/>Pass-through <text:span text:style-name="T65">Devices</text:span><text:bookmark-end text:name="__RefHeading___Toc1036_18893826"/></text:h>
      <text:p text:style-name="P53">Spot-On supports pass-through connections. Pass-through connections allow <text:span text:style-name="T67">data travel without alterations.</text:span> <text:span text:style-name="T66">Please note that accounts are supported for such connections. All other data interactions, including capabilities announcements, cannot be supported.</text:span></text:p>
      <text:p text:style-name="P53"/>
      <text:h text:style-name="P123" text:outline-level="1"><text:bookmark-start text:name="__RefHeading__253_527466761"/>Poptastic<text:bookmark-end text:name="__RefHeading__253_527466761"/></text:h>
      <text:p text:style-name="P2">Version 0.17 of Spot-On introduced Poptastic. The new <text:span text:style-name="T84">mechanism </text:span>allows participants to communicate via the IMAP, POP3, and SMTP protocols. <text:span text:style-name="T85">Poptastic</text:span> provides a medium for near real-time conversations as well as traditional e-mail. Please note that <text:span text:style-name="T86">Poptastic</text:span> does not support the two-way calling mechanism.</text:p>
      <text:p text:style-name="P57"/>
      <text:h text:style-name="P133" text:outline-level="1"><text:bookmark-start text:name="__RefHeading___Toc2127_2097532776"/>Problems<text:bookmark-end text:name="__RefHeading___Toc2127_2097532776"/></text:h>
      <text:p text:style-name="P81">This section details some of the encountered problems that Spot-On exhibits.</text:p>
      <text:list xml:id="list2454090624" text:style-name="L20">
        <text:list-item>
          <text:p text:style-name="P191">Account credentials are stored using reversible encryption.</text:p>
        </text:list-item>
        <text:list-item>
          <text:p text:style-name="P192">It is important that a system’s clock is properly synchronized. Very, very <text:span text:style-name="T245">important.</text:span></text:p>
        </text:list-item>
        <text:list-item>
          <text:p text:style-name="P190"><text:span text:style-name="T242">The Spot-On </text:span><text:span text:style-name="T240">operator</text:span><text:span text:style-name="T242"> interface may terminate abnormally during a query of the PostgreSQL URLs database. Although the function PQinitOpenSSL(0, 0) is referenced, the process may nonetheless terminate. OpenSSL 1.0.x. </text:span><text:span text:style-name="T200">The kernel process may suffer a similar problem.</text:span></text:p>
        </text:list-item>
        <text:list-item>
          <text:p text:style-name="P193">The URL data stored in shared.db does not include digests. Uniqueness is not properly defined in the urls database table.</text:p>
        </text:list-item>
      </text:list>
      <text:p text:style-name="P81"/>
      <text:h text:style-name="P123"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7">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8">Non-McEliece and </text:span>Non-NTRU private keys are evaluated for correctness via the gcry_pk_testkey() function. Public keys must also meet some basic criteria such as including the public key identifier.</text:p>
      <text:p text:style-name="P11"/>
      <text:h text:style-name="P123" text:outline-level="1"><text:bookmark-start text:name="__RefHeading___Toc1516_1997043320"/>Public Key Sharing<text:bookmark-end text:name="__RefHeading___Toc1516_1997043320"/></text:h>
      <text:p text:style-name="P16"><text:span text:style-name="T243">In addition to </text:span><text:span text:style-name="T152">the </text:span><text:span text:style-name="T243">Echo Public Key Sharing, Spot-On offers a multitude of key-sharing methods. </text:span><text:span text:style-name="T150">Keys may be shared via network connections. Keys may be exported to a system’s clipboard buffer and imported via the </text:span><text:span text:style-name="T240">operator</text:span><text:span text:style-name="T150"> interface, that is, copy-and-paste. Keys may also be exported and imported via text files.</text:span></text:p>
      <text:p text:style-name="P59">Public key pairs are validated whenever they are imported via the kernel and the operator interface. As some cryptographic algorithms lack signature properties, keys inserted via network connections are temporarily accepted. Key-acceptance is optional. <text:span text:style-name="T153">The Echo Public Key Sharing algorithm offers its own permissions.</text:span></text:p>
      <text:p text:style-name="P60">Spot-On also includes a mechanism for exporting a specific key-pair using a specific participant’s credentials, a so-called Repleo. A repleo is a public key bundle which contains authentically-encrypted data. Only a designated participant will be able to process a repleo.</text:p>
      <text:p text:style-name="P58"/>
      <text:h text:style-name="P134" text:outline-level="1"><text:bookmark-start text:name="__RefHeading___Toc2244_1947043133"/>Pure Forward Secrecy<text:bookmark-end text:name="__RefHeading___Toc2244_1947043133"/></text:h>
      <text:p text:style-name="P100">Spot-On provides a Pure Forward Secrecy mode for e-mail. This mode utilizes private-key encryption only. Digital signatures are not included in the dispatched bundles.</text:p>
      <text:p text:style-name="P100"/>
      <text:h text:style-name="P123" text:outline-level="1"><text:bookmark-start text:name="__RefHeading___Toc1373_1503577792"/>Secure Memory<text:bookmark-end text:name="__RefHeading___Toc1373_1503577792"/></text:h>
      <text:p text:style-name="P71">Spot-On supports secure memory through libgcrypt. Both the kernel and <text:span text:style-name="T137">the </text:span>operator interface processes may be configured to use secure memory. If secure memory is not necessary, simply set the appropriate setting to zero. Please note that operating systems <text:span text:style-name="T142">may </text:span>impose restrictions on the amount of memory that may be reserved. <text:span text:style-name="T166">Please also note that Spot-On cannot guarantee the permanence of locked memory. Also, logical regions exist where private data are placed into QByteArray objects.</text:span></text:p>
      <text:p text:style-name="P71"/>
      <text:h text:style-name="P135" text:outline-level="1"><text:bookmark-start text:name="__RefHeading___Toc2488_3571996465"/>Server-less P2P<text:bookmark-end text:name="__RefHeading___Toc2488_3571996465"/></text:h>
      <text:p text:style-name="P114"/>
      <text:p text:style-name="P113">Spot-On includes a mechanism for establishing SSL/TLS and <text:span text:style-name="T254">clear-text </text:span>channels without relying on TCP listeners. Process is as follow<text:span text:style-name="T254">s</text:span>:</text:p>
      <text:list xml:id="list1869138027" text:style-name="L21">
        <text:list-item>
          <text:p text:style-name="P194">A node binds to its local IP address, <text:span text:style-name="T250">say 192.168.178.10. Its remote IP address is the Internet address of the remote peer in step 2.</text:span></text:p>
        </text:list-item>
        <text:list-item>
          <text:p text:style-name="P194">A node binds to its local IP address, <text:span text:style-name="T250">say 192.168.178.10.</text:span> Its remote IP address is <text:span text:style-name="T250">the Internet address of the remote peer in step 1.</text:span></text:p>
        </text:list-item>
        <text:list-item>
          <text:p text:style-name="P194">Both Spot-On instances repeatedly attempt to connect to their remote peers.</text:p>
        </text:list-item>
        <text:list-item>
          <text:p text:style-name="P194">After <text:span text:style-name="T251">a </text:span>connection <text:span text:style-name="T251">is </text:span>established, one of the peers optionally prepares an SSL/TLS session as a server. The second peer attempts to complete the SSL/TLS session as a client.</text:p>
        </text:list-item>
      </text:list>
      <text:p text:style-name="P113"/>
      <text:h text:style-name="P123" text:outline-level="1"><text:bookmark-start text:name="__RefHeading___Toc631_61244466"/>Sessions<text:bookmark-end text:name="__RefHeading___Toc631_61244466"/></text:h>
      <text:p text:style-name="P9">Excluding <text:span text:style-name="T28">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5">Shared cryptographic data is maintained in authentically-encrypted containers.</text:span></text:p>
      <text:p text:style-name="P9"/>
      <text:h text:style-name="P123" text:outline-level="1"><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2">SHA-512 is also used during proof assembly and validation.</text:span></text:p>
      <text:p text:style-name="P3">Assuming that Alice begins the exchange:</text:p>
      <text:list xml:id="list331540810" text:style-name="L22">
        <text:list-item>
          <text:p text:style-name="P196">Alice: </text:p>
          <text:list>
            <text:list-item>
              <text:p text:style-name="P196">Picks random exponents a<text:span text:style-name="T16">2</text:span> and a<text:span text:style-name="T16">3</text:span> </text:p>
            </text:list-item>
            <text:list-item>
              <text:p text:style-name="P196">Sends Bob g<text:span text:style-name="T16">2a</text:span> = g<text:span text:style-name="T16">1</text:span><text:span text:style-name="T17">a</text:span><text:span text:style-name="T16">2</text:span> and g<text:span text:style-name="T16">3a</text:span> = g<text:span text:style-name="T16">1</text:span><text:span text:style-name="T17">a</text:span><text:span text:style-name="T16">3</text:span> </text:p>
            </text:list-item>
          </text:list>
        </text:list-item>
        <text:list-item>
          <text:p text:style-name="P196">Bob: </text:p>
          <text:list>
            <text:list-item>
              <text:p text:style-name="P196">Picks random exponents b<text:span text:style-name="T16">2</text:span> and b<text:span text:style-name="T16">3</text:span> </text:p>
            </text:list-item>
            <text:list-item>
              <text:p text:style-name="P196">Computes g<text:span text:style-name="T16">2b</text:span> = g<text:span text:style-name="T16">1</text:span><text:span text:style-name="T17">b</text:span><text:span text:style-name="T16">2</text:span> and g<text:span text:style-name="T16">3b</text:span> = g<text:span text:style-name="T16">1</text:span><text:span text:style-name="T17">b</text:span><text:span text:style-name="T16">3</text:span> </text:p>
            </text:list-item>
            <text:list-item>
              <text:p text:style-name="P196">Computes g<text:span text:style-name="T16">2</text:span> = g<text:span text:style-name="T16">2a</text:span><text:span text:style-name="T17">b</text:span><text:span text:style-name="T16">2</text:span> and g<text:span text:style-name="T16">3</text:span> = g<text:span text:style-name="T16">3a</text:span><text:span text:style-name="T17">b</text:span><text:span text:style-name="T16">3</text:span> </text:p>
            </text:list-item>
            <text:list-item>
              <text:p text:style-name="P196">Picks random exponent r </text:p>
            </text:list-item>
            <text:list-item>
              <text:p text:style-name="P196">Computes P<text:span text:style-name="T16">b</text:span> = g<text:span text:style-name="T16">3</text:span><text:span text:style-name="T17">r</text:span> and Q<text:span text:style-name="T16">b</text:span> = g<text:span text:style-name="T16">1</text:span><text:span text:style-name="T17">r</text:span> g<text:span text:style-name="T16">2</text:span><text:span text:style-name="T17">y</text:span> </text:p>
            </text:list-item>
            <text:list-item>
              <text:p text:style-name="P196">Sends Alice g<text:span text:style-name="T16">2b</text:span>, g<text:span text:style-name="T16">3b</text:span>, P<text:span text:style-name="T16">b</text:span> and Q<text:span text:style-name="T16">b</text:span> </text:p>
            </text:list-item>
          </text:list>
        </text:list-item>
        <text:list-item>
          <text:p text:style-name="P196">Alice: </text:p>
          <text:list>
            <text:list-item>
              <text:p text:style-name="P196">Computes g<text:span text:style-name="T16">2</text:span> = g<text:span text:style-name="T16">2b</text:span><text:span text:style-name="T17">a</text:span><text:span text:style-name="T16">2</text:span> and g<text:span text:style-name="T16">3</text:span> = g<text:span text:style-name="T16">3b</text:span><text:span text:style-name="T17">a</text:span><text:span text:style-name="T16">3</text:span> </text:p>
            </text:list-item>
            <text:list-item>
              <text:p text:style-name="P196">Picks random exponent s </text:p>
            </text:list-item>
            <text:list-item>
              <text:p text:style-name="P196">Computes P<text:span text:style-name="T16">a</text:span> = g<text:span text:style-name="T16">3</text:span><text:span text:style-name="T17">s</text:span> and Q<text:span text:style-name="T16">a</text:span> = g<text:span text:style-name="T16">1</text:span><text:span text:style-name="T17">s</text:span> g<text:span text:style-name="T16">2</text:span><text:span text:style-name="T17">x</text:span> </text:p>
            </text:list-item>
            <text:list-item>
              <text:p text:style-name="P196">Computes R<text:span text:style-name="T16">a</text:span> = (Q<text:span text:style-name="T16">a</text:span> / Q<text:span text:style-name="T16">b</text:span>) <text:span text:style-name="T17">a</text:span><text:span text:style-name="T16">3</text:span> </text:p>
            </text:list-item>
            <text:list-item>
              <text:p text:style-name="P196">Sends Bob P<text:span text:style-name="T16">a</text:span>, Q<text:span text:style-name="T16">a</text:span> and R<text:span text:style-name="T16">a</text:span> </text:p>
            </text:list-item>
          </text:list>
        </text:list-item>
        <text:list-item>
          <text:p text:style-name="P196">Bob: </text:p>
          <text:list>
            <text:list-item>
              <text:p text:style-name="P196">Computes R<text:span text:style-name="T16">b</text:span> = (Q<text:span text:style-name="T16">a</text:span> / Q<text:span text:style-name="T16">b</text:span>) <text:span text:style-name="T17">b</text:span><text:span text:style-name="T16">3</text:span> </text:p>
            </text:list-item>
            <text:list-item>
              <text:p text:style-name="P196">Computes R<text:span text:style-name="T16">ab</text:span> = R<text:span text:style-name="T16">a</text:span><text:span text:style-name="T17">b</text:span><text:span text:style-name="T16">3</text:span> </text:p>
            </text:list-item>
            <text:list-item>
              <text:p text:style-name="P196">Checks whether R<text:span text:style-name="T16">ab</text:span> == (P<text:span text:style-name="T16">a</text:span> / P<text:span text:style-name="T16">b</text:span>) </text:p>
            </text:list-item>
            <text:list-item>
              <text:p text:style-name="P196">Sends Alice R<text:span text:style-name="T16">b</text:span> </text:p>
            </text:list-item>
          </text:list>
        </text:list-item>
        <text:list-item>
          <text:p text:style-name="P196">Alice: </text:p>
          <text:list>
            <text:list-item>
              <text:p text:style-name="P196">Computes R<text:span text:style-name="T16">ab</text:span> = R<text:span text:style-name="T16">b</text:span><text:span text:style-name="T17">a</text:span><text:span text:style-name="T16">3</text:span> </text:p>
            </text:list-item>
            <text:list-item>
              <text:p text:style-name="P196">Checks whether R<text:span text:style-name="T16">ab</text:span> == (P<text:span text:style-name="T16">a</text:span> / P<text:span text:style-name="T16">b</text:span>) </text:p>
            </text:list-item>
          </text:list>
        </text:list-item>
        <text:list-item>
          <text:p text:style-name="P195">If everything is done correctly, then R<text:span text:style-name="T16">ab</text:span> should hold the value of (P<text:span text:style-name="T16">a</text:span> / P<text:span text:style-name="T16">b</text:span>) times (g<text:span text:style-name="T16">2</text:span><text:span text:style-name="T17">a</text:span><text:span text:style-name="T16">3</text:span><text:span text:style-name="T17">b</text:span><text:span text:style-name="T16">3</text:span>)<text:span text:style-name="T17">(x - y)</text:span>, which means that the test at the end of the protocol will only succeed if x == y. Further, since g<text:span text:style-name="T16">2</text:span><text:span text:style-name="T17">a</text:span><text:span text:style-name="T16">3</text:span><text:span text:style-name="T17">b</text:span><text:span text:style-name="T16">3</text:span> is a random number not known to any party, if x is not equal to y, no other information is revealed.</text:p>
        </text:list-item>
      </text:list>
      <text:p text:style-name="Text_20_body"/>
      <text:h text:style-name="P123" text:outline-level="1"><text:bookmark-start text:name="__RefHeading___Toc1097_1460767439"/>Sources of Entropy<text:bookmark-end text:name="__RefHeading___Toc1097_1460767439"/></text:h>
      <text:p text:style-name="P70">Spot-On nodes may be configured as sources of entropy. Private peers <text:span text:style-name="T77">must</text:span> export one or more <text:span text:style-name="T76">connection points and enable t</text:span>he <text:span text:style-name="T89">randomness-source</text:span> mechanism<text:span text:style-name="T76">s</text:span>. Remote peers <text:span text:style-name="T77">should then connect to the private peers via Half-Echo agreements. Be careful of malicious entropy!</text:span></text:p>
      <text:p text:style-name="P70"/>
      <text:h text:style-name="P123" text:outline-level="1"><text:bookmark-start text:name="__RefHeading___Toc2002_1921997545"/>Surreptitious Forwarding<text:bookmark-end text:name="__RefHeading___Toc2002_1921997545"/></text:h>
      <text:p text:style-name="P94">All message types which consider digital signatures include both the recipient’s and sender’s identities in the data that’s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80"/>
      <text:h text:style-name="P123" text:outline-level="1"><text:bookmark-start text:name="__RefHeading__230_1536820662"/>Two-Way Calling<text:bookmark-end text:name="__RefHeading__230_1536820662"/></text:h>
      <text:p text:style-name="P2">Spot-On implements a plain two-pass key-distribution system. The protocol is defined as follows:</text:p>
      <text:list xml:id="list3017394733" text:style-name="L23">
        <text:list-item>
          <text:p text:style-name="P145">A peer generates 128-bit AES and 256-bit SHA-512 keys via the system's cryptographic random number generator.</text:p>
        </text:list-item>
        <text:list-item>
          <text:p text:style-name="P145">Using the destination's public key, the peer encapsulates the two keys via the hybrid cryptographic system.</text:p>
        </text:list-item>
        <text:list-item>
          <text:p text:style-name="P145">The destination peer receives the data, records it, and generates separate keys as in step 1.</text:p>
        </text:list-item>
        <text:list-item>
          <text:p text:style-name="P145">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36" text:outline-level="1"><text:bookmark-start text:name="__RefHeading___Toc2164_1676095709"/>UI Fields<text:bookmark-end text:name="__RefHeading___Toc2164_1676095709"/></text:h>
      <text:p text:style-name="P89">Maximum Buffer Size</text:p>
      <text:p text:style-name="P90">Describes the maximum number of bytes that will be buffered for processing. For SCTP, TCP , <text:span text:style-name="T213">and WebSocket </text:span>sockets, this value is also passed to the function setReadBufferSize(). For TCP sockets, the maximum buffer size partially determines the number of bytes transferred to write().</text:p>
      <text:p text:style-name="P91">Maximum Content Length</text:p>
      <text:p text:style-name="P92">Describes the maximum number of bytes which will be allowed after processing the Content-Length field.</text:p>
      <text:p text:style-name="P93"/>
      <text:h text:style-name="P123" text:outline-level="1"><text:bookmark-start text:name="__RefHeading___Toc842_866388615"/>Verifying Ownership of Public Keys<text:bookmark-end text:name="__RefHeading___Toc842_866388615"/></text:h>
      <text:p text:style-name="P54">A shared public key bundle includes the encryption public key, a signature of the encryption public key, the signature public key, and a signature of the signature public key. <text:span text:style-name="T61">Ownership of McEliece and NTRU encryption keys is not verified. </text:span>Signatures are generated as follows:</text:p>
      <text:list xml:id="list3434749923" text:style-name="L24">
        <text:list-item>
          <text:p text:style-name="P197">The encryption or signature public key is gathered <text:span text:style-name="T58">and stored in </text:span><text:span text:style-name="T40">data_t</text:span><text:span text:style-name="T48">.</text:span></text:p>
        </text:list-item>
        <text:list-item>
          <text:p text:style-name="P198">The SHA-512 digest of the <text:span text:style-name="T59">public </text:span>key is computed <text:span text:style-name="T37">and stored in </text:span><text:span text:style-name="T39">hash</text:span><text:span text:style-name="T47">.</text:span></text:p>
        </text:list-item>
        <text:list-item>
          <text:p text:style-name="P199">For DSA, Elliptic Curve DSA, and ElGamal public keys:</text:p>
          <text:list>
            <text:list-item>
              <text:p text:style-name="P199">gcry_sexp_build(&amp;data_t, 0,</text:p>
              <text:p text:style-name="P199">"(data (flags raw)(value %m))",</text:p>
              <text:p text:style-name="P199">hash_t) is computed.</text:p>
            </text:list-item>
          </text:list>
        </text:list-item>
        <text:list-item>
          <text:p text:style-name="P201">For Edward Curve DSA public keys:</text:p>
          <text:list>
            <text:list-item>
              <text:p text:style-name="P201">gcry_sexp_build(&amp;data_t, 0,</text:p>
              <text:p text:style-name="P201">"(data (flags eddsa)(hash-algo sha512)"</text:p>
              <text:p text:style-name="P201">"(value %b))",</text:p>
              <text:p text:style-name="P201">hash.length(),</text:p>
              <text:p text:style-name="P201">hash.constData()) is computed.</text:p>
            </text:list-item>
          </text:list>
        </text:list-item>
        <text:list-item>
          <text:p text:style-name="P201">For RSA public keys:</text:p>
          <text:list>
            <text:list-item>
              <text:p text:style-name="P201">gcry_sexp_build(&amp;data_t, 0,</text:p>
              <text:p text:style-name="P201">"(data (flags pss)(hash sha512 %b)"</text:p>
              <text:p text:style-name="P201">"(random-override %b))",</text:p>
              <text:p text:style-name="P201">hash.length(),</text:p>
              <text:p text:style-name="P201">hash.constData(),</text:p>
              <text:p text:style-name="P201">random.length(),</text:p>
              <text:p text:style-name="P201">random.constData()) is computed, <text:span text:style-name="T57">where the </text:span>variable <text:span text:style-name="T38">random</text:span><text:span text:style-name="T46"> contains 20 bytes of random data.</text:span></text:p>
            </text:list-item>
          </text:list>
        </text:list-item>
        <text:list-item>
          <text:p text:style-name="P203"><text:span text:style-name="T46">Finally, gcry_pk_sign(&amp;signature_t, data_t, key_t) is computed. </text:span><text:span text:style-name="T55">The contents of</text:span><text:span text:style-name="T52"> </text:span><text:span text:style-name="T43">signature_t</text:span><text:span text:style-name="T52"> are extracted via gcry_sexp_sprint() and stored in a byte array. </text:span><text:span text:style-name="T56">The variable </text:span><text:span text:style-name="T45">key_t</text:span><text:span text:style-name="T56"> contains either the public encryption key or the public signature key.</text:span></text:p>
        </text:list-item>
      </text:list>
      <text:p text:style-name="P33">Signatures are verified as follows:</text:p>
      <text:list xml:id="list774154192" text:style-name="L25">
        <text:list-item>
          <text:p text:style-name="P204"><text:span text:style-name="T46">The SHA-512 </text:span><text:span text:style-name="T51">digest </text:span><text:span text:style-name="T46">of the provided public key is computed </text:span><text:span text:style-name="T51">and stored in </text:span><text:span text:style-name="T42">hash</text:span><text:span text:style-name="T51">.</text:span></text:p>
        </text:list-item>
        <text:list-item>
          <text:p text:style-name="P200">For DSA, Elliptic Curve DSA, and ElGamal public keys:</text:p>
          <text:list>
            <text:list-item>
              <text:p text:style-name="P200">gcry_sexp_build(&amp;data_t, 0,</text:p>
              <text:p text:style-name="P200">"(data (flags raw)(value %m))",</text:p>
              <text:p text:style-name="P202"><text:soft-page-break/><text:span text:style-name="T46">hash_t) is computed. </text:span><text:span text:style-name="T53">The contents of </text:span><text:span text:style-name="T44">hash_t</text:span><text:span text:style-name="T53"> are populated via gcry_mpi_scan().</text:span></text:p>
            </text:list-item>
          </text:list>
        </text:list-item>
        <text:list-item>
          <text:p text:style-name="P202">For Edward Curve DSA public keys:</text:p>
          <text:list>
            <text:list-item>
              <text:p text:style-name="P202">gcry_sexp_build(&amp;data_t, 0,</text:p>
              <text:p text:style-name="P202">"(data (flags eddsa)(hash-algo sha512)"</text:p>
              <text:p text:style-name="P202">"(value %b))",</text:p>
              <text:p text:style-name="P202">hash.length(),</text:p>
              <text:p text:style-name="P202">hash.constData()) is computed.</text:p>
            </text:list-item>
          </text:list>
        </text:list-item>
        <text:list-item>
          <text:p text:style-name="P202">For RSA public keys:</text:p>
          <text:list>
            <text:list-item>
              <text:p text:style-name="P202">gcry_sexp_build(&amp;data_t, 0,</text:p>
              <text:p text:style-name="P202">"(data (flags pss)(hash sha512 %b)"</text:p>
              <text:p text:style-name="P202">"(random-override %b))",</text:p>
              <text:p text:style-name="P202">hash.length(),</text:p>
              <text:p text:style-name="P202">hash.constData(),</text:p>
              <text:p text:style-name="P202">random.length(),</text:p>
              <text:p text:style-name="P202"><text:span text:style-name="T49">random.constData()) is computed, </text:span><text:span text:style-name="T50">where the </text:span><text:span text:style-name="T49">variable </text:span><text:span text:style-name="T41">random</text:span><text:span text:style-name="T49"> contains 20 bytes of random data.</text:span></text:p>
            </text:list-item>
          </text:list>
        </text:list-item>
        <text:list-item>
          <text:p text:style-name="P205"><text:span text:style-name="T49">F</text:span><text:span text:style-name="T46">inally, gcry_pk_verify(signature_t, data_t, key_t) is computed. If gcry_pk_verify() </text:span><text:span text:style-name="T54">returns zero</text:span><text:span text:style-name="T46">, the signature is considered valid. The contents of </text:span><text:span text:style-name="T38">signature_t</text:span><text:span text:style-name="T46"> are populated via gcry_sexp_new() using the provided signature array.</text:span></text:p>
        </text:list-item>
      </text:list>
      <text:p text:style-name="P54"/>
      <text:h text:style-name="P123" text:outline-level="1"><text:bookmark-start text:name="__RefHeading___Toc839_866388615"/><text:span text:style-name="T35">Wide</text:span> Lanes<text:bookmark-end text:name="__RefHeading___Toc839_866388615"/></text:h>
      <text:p text:style-name="P44">One of the <text:span text:style-name="T33">many obligations</text:span> of <text:span text:style-name="T34">a</text:span> Spot-On-<text:span text:style-name="T34">Kernel process</text:span> is to receive, process, and forward data to one or <text:span text:style-name="T33">more</text:span> nodes. The mechanism that performs this task is similar to both a network hub and a network switch. <text:span text:style-name="T35">Wide</text:span> Lanes allow node operators to assign lane widths <text:span text:style-name="T212">to listener instances</text:span>. <text:span text:style-name="T33">Let's consider a basic example, </text:span>a listener having a lane width of <text:span text:style-name="T36">20</text:span>,<text:span text:style-name="T35">0</text:span>00 bytes. The kernel, if necessary, will forward <text:span text:style-name="T32">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4"/>
      <text:h text:style-name="P123" text:outline-level="1"><text:bookmark-start text:name="__RefHeading___Toc748_390620771"/>References<text:bookmark-end text:name="__RefHeading___Toc748_390620771"/></text:h>
      <text:p text:style-name="P27"><text:a xlink:type="simple" xlink:href="https://world.std.com/~dtd/sign_encrypt/sign_encrypt7.html" text:style-name="Internet_20_link" text:visited-style-name="Visited_20_Internet_20_Link">http</text:a><text:a xlink:type="simple" xlink:href="https://world.std.com/~dtd/sign_encrypt/sign_encrypt7.html" text:style-name="Internet_20_link" text:visited-style-name="Visited_20_Internet_20_Link"><text:span text:style-name="T229">s</text:span></text:a><text:a xlink:type="simple" xlink:href="https://world.std.com/~dtd/sign_encrypt/sign_encrypt7.html" text:style-name="Internet_20_link" text:visited-style-name="Visited_20_Internet_20_Link">://world.std.com/~dtd/sign_encrypt/sign_encrypt7.html</text:a></text:p>
      <text:p text:style-name="P27"><text:a xlink:type="simple" xlink:href="https://blog.cryptographyengineering.com/2012/02/02/multiple-encryption/" text:style-name="Internet_20_link" text:visited-style-name="Visited_20_Internet_20_Link">https://blog.cryptographyengineering.com/2012/02/02/multiple-encryption/</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74"><text:a xlink:type="simple" xlink:href="https://en.wikipedia.org/wiki/Stream_Control_Transmission_Protocol" text:style-name="Internet_20_link" text:visited-style-name="Visited_20_Internet_20_Link">https://en.wikipedia.org/wiki/Stream_Control_Transmission_Protocol</text:a></text:p>
      <text:p text:style-name="P75"><text:a xlink:type="simple" xlink:href="https://en.wikipedia.org/wiki/Time-based_One-time_Password_Algorithm" text:style-name="Internet_20_link" text:visited-style-name="Visited_20_Internet_20_Link">https://en.wikipedia.org/wiki/Time-based_One-time_Password_Algorithm</text:a></text:p>
      <text:p text:style-name="P110"><text:a xlink:type="simple" xlink:href="https://en.wikipedia.org/wiki/Timing_attack" text:style-name="Internet_20_link" text:visited-style-name="Visited_20_Internet_20_Link">https://en.wikipedia.org/wiki/Timing_attack</text:a></text:p>
      <text:p text:style-name="P62"><text:a xlink:type="simple" xlink:href="https://eprints.qut.edu.au/35665/1/c35665.pdf" text:style-name="Internet_20_link" text:visited-style-name="Visited_20_Internet_20_Link">https://eprints.qut.edu.au/35665/1/c35665.pdf</text:a></text:p>
      <text:p text:style-name="P56"><text:a xlink:type="simple" xlink:href="https://gnupg.org/documentation/manuals/gcrypt" text:style-name="Internet_20_link" text:visited-style-name="Visited_20_Internet_20_Link">https://gnupg.org/documentation/manuals/gcrypt</text:a></text:p>
      <text:p text:style-name="P55"><text:a xlink:type="simple" xlink:href="https://otr.cypherpunks.ca/Protocol-v3-4.0.0.html" text:style-name="Internet_20_link" text:visited-style-name="Visited_20_Internet_20_Link">https://otr.cypherpunks.ca/Protocol-v3-4.0.0.html</text:a></text:p>
      <text:p text:style-name="P26"><text:a xlink:type="simple" xlink:href="https://www.cs.jhu.edu/~astubble/dss/ae.pdf" text:style-name="Internet_20_link" text:visited-style-name="Visited_20_Internet_20_Link">https://www.cs.jhu.edu/~astubble/dss/ae.pdf</text:a></text:p>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3-01-22T09:43:48.553113439</dc:date>
    <meta:editing-duration>P2DT22H25M5S</meta:editing-duration>
    <meta:editing-cycles>786</meta:editing-cycles>
    <meta:generator>LibreOffice/7.3.7.2$Linux_X86_64 LibreOffice_project/30$Build-2</meta:generator>
    <meta:document-statistic meta:table-count="1" meta:image-count="0" meta:object-count="0" meta:page-count="56" meta:paragraph-count="453" meta:word-count="6864" meta:character-count="46567" meta:non-whitespace-character-count="40276"/>
  </office:meta>
</office:document-meta>
</file>